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DejaVu Sans" style:font-name-complex="Lohit Hindi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12" table:default-cell-style-name="Default"/>
        <table:table-row table:style-name="ro1">
          <table:table-cell office:value-type="string">
            <text:p>MAPK8.pet</text:p>
          </table:table-cell>
          <table:table-cell office:value-type="string">
            <text:p>fOK192210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28.81">
            <text:p>28.81</text:p>
          </table:table-cell>
          <table:table-cell office:value-type="float" office:value="1086957">
            <text:p>1086957</text:p>
          </table:table-cell>
          <table:table-cell office:value-type="float" office:value="5156509">
            <text:p>5156509</text:p>
          </table:table-cell>
          <table:table-cell office:value-type="float" office:value="945914">
            <text:p>945914</text:p>
          </table:table-cell>
          <table:table-cell office:value-type="float" office:value="750548">
            <text:p>750548</text:p>
          </table:table-cell>
          <table:table-cell table:number-columns-repeated="3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5246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26.65">
            <text:p>26.65</text:p>
          </table:table-cell>
          <table:table-cell office:value-type="float" office:value="1031854">
            <text:p>1031854</text:p>
          </table:table-cell>
          <table:table-cell office:value-type="float" office:value="4983058">
            <text:p>4983058</text:p>
          </table:table-cell>
          <table:table-cell office:value-type="float" office:value="905082">
            <text:p>905082</text:p>
          </table:table-cell>
          <table:table-cell office:value-type="float" office:value="750384">
            <text:p>750384</text:p>
          </table:table-cell>
          <table:table-cell table:number-columns-repeated="3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3646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30.26">
            <text:p>30.26</text:p>
          </table:table-cell>
          <table:table-cell office:value-type="float" office:value="1185537">
            <text:p>1185537</text:p>
          </table:table-cell>
          <table:table-cell office:value-type="float" office:value="5430302">
            <text:p>5430302</text:p>
          </table:table-cell>
          <table:table-cell office:value-type="float" office:value="1012163">
            <text:p>1012163</text:p>
          </table:table-cell>
          <table:table-cell office:value-type="float" office:value="813604">
            <text:p>813604</text:p>
          </table:table-cell>
          <table:table-cell table:number-columns-repeated="3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1292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20.33">
            <text:p>20.33</text:p>
          </table:table-cell>
          <table:table-cell office:value-type="float" office:value="847902">
            <text:p>847902</text:p>
          </table:table-cell>
          <table:table-cell office:value-type="float" office:value="4353353">
            <text:p>4353353</text:p>
          </table:table-cell>
          <table:table-cell office:value-type="float" office:value="763844">
            <text:p>763844</text:p>
          </table:table-cell>
          <table:table-cell office:value-type="float" office:value="664408">
            <text:p>664408</text:p>
          </table:table-cell>
          <table:table-cell table:number-columns-repeated="2"/>
          <table:table-cell table:style-name="ce1" office:value-type="string">
            <text:p>Averages:</text:p>
          </table:table-cell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3040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30.81">
            <text:p>30.81</text:p>
          </table:table-cell>
          <table:table-cell office:value-type="float" office:value="1206376">
            <text:p>1206376</text:p>
          </table:table-cell>
          <table:table-cell office:value-type="float" office:value="5493618">
            <text:p>5493618</text:p>
          </table:table-cell>
          <table:table-cell office:value-type="float" office:value="1027652">
            <text:p>1027652</text:p>
          </table:table-cell>
          <table:table-cell office:value-type="float" office:value="814632">
            <text:p>814632</text:p>
          </table:table-cell>
          <table:table-cell table:number-columns-repeated="2"/>
          <table:table-cell office:value-type="string">
            <text:p>Time</text:p>
          </table:table-cell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5609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7.13">
            <text:p>7.13</text:p>
          </table:table-cell>
          <table:table-cell office:value-type="float" office:value="311664">
            <text:p>311664</text:p>
          </table:table-cell>
          <table:table-cell office:value-type="float" office:value="2000033">
            <text:p>2000033</text:p>
          </table:table-cell>
          <table:table-cell office:value-type="float" office:value="299964">
            <text:p>299964</text:p>
          </table:table-cell>
          <table:table-cell office:value-type="float" office:value="328852">
            <text:p>328852</text:p>
          </table:table-cell>
          <table:table-cell/>
          <table:table-cell office:value-type="string">
            <text:p>MAPK8</text:p>
          </table:table-cell>
          <table:table-cell table:formula="of:=SUM([.E1:.E100])/100" office:value-type="float" office:value="20.2094">
            <text:p>20.2094</text:p>
          </table:table-cell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1935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35.94">
            <text:p>35.94</text:p>
          </table:table-cell>
          <table:table-cell office:value-type="float" office:value="1460430">
            <text:p>1460430</text:p>
          </table:table-cell>
          <table:table-cell office:value-type="float" office:value="5924430">
            <text:p>5924430</text:p>
          </table:table-cell>
          <table:table-cell office:value-type="float" office:value="1107267">
            <text:p>1107267</text:p>
          </table:table-cell>
          <table:table-cell office:value-type="float" office:value="874820">
            <text:p>874820</text:p>
          </table:table-cell>
          <table:table-cell/>
          <table:table-cell office:value-type="string">
            <text:p>Kanban5</text:p>
          </table:table-cell>
          <table:table-cell table:formula="of:=SUM([.E101:.E200])/100" office:value-type="float" office:value="5.865">
            <text:p>5.865</text:p>
          </table:table-cell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5881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14.68">
            <text:p>14.68</text:p>
          </table:table-cell>
          <table:table-cell office:value-type="float" office:value="615111">
            <text:p>615111</text:p>
          </table:table-cell>
          <table:table-cell office:value-type="float" office:value="3441439">
            <text:p>3441439</text:p>
          </table:table-cell>
          <table:table-cell office:value-type="float" office:value="571246">
            <text:p>571246</text:p>
          </table:table-cell>
          <table:table-cell office:value-type="float" office:value="533932">
            <text:p>533932</text:p>
          </table:table-cell>
          <table:table-cell table:number-columns-repeated="3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1385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23.35">
            <text:p>23.35</text:p>
          </table:table-cell>
          <table:table-cell office:value-type="float" office:value="901417">
            <text:p>901417</text:p>
          </table:table-cell>
          <table:table-cell office:value-type="float" office:value="4551427">
            <text:p>4551427</text:p>
          </table:table-cell>
          <table:table-cell office:value-type="float" office:value="807146">
            <text:p>807146</text:p>
          </table:table-cell>
          <table:table-cell office:value-type="float" office:value="684932">
            <text:p>684932</text:p>
          </table:table-cell>
          <table:table-cell table:number-columns-repeated="3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8144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25.19">
            <text:p>25.19</text:p>
          </table:table-cell>
          <table:table-cell office:value-type="float" office:value="976324">
            <text:p>976324</text:p>
          </table:table-cell>
          <table:table-cell office:value-type="float" office:value="4809422">
            <text:p>4809422</text:p>
          </table:table-cell>
          <table:table-cell office:value-type="float" office:value="865192">
            <text:p>865192</text:p>
          </table:table-cell>
          <table:table-cell office:value-type="float" office:value="743252">
            <text:p>743252</text:p>
          </table:table-cell>
          <table:table-cell table:number-columns-repeated="3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2210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22.96">
            <text:p>22.96</text:p>
          </table:table-cell>
          <table:table-cell office:value-type="float" office:value="887172">
            <text:p>887172</text:p>
          </table:table-cell>
          <table:table-cell office:value-type="float" office:value="4503356">
            <text:p>4503356</text:p>
          </table:table-cell>
          <table:table-cell office:value-type="float" office:value="795606">
            <text:p>795606</text:p>
          </table:table-cell>
          <table:table-cell office:value-type="float" office:value="683792">
            <text:p>683792</text:p>
          </table:table-cell>
          <table:table-cell table:number-columns-repeated="3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5246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24.7">
            <text:p>24.7</text:p>
          </table:table-cell>
          <table:table-cell office:value-type="float" office:value="953610">
            <text:p>953610</text:p>
          </table:table-cell>
          <table:table-cell office:value-type="float" office:value="4725866">
            <text:p>4725866</text:p>
          </table:table-cell>
          <table:table-cell office:value-type="float" office:value="845880">
            <text:p>845880</text:p>
          </table:table-cell>
          <table:table-cell office:value-type="float" office:value="741968">
            <text:p>741968</text:p>
          </table:table-cell>
          <table:table-cell table:number-columns-repeated="3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3646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22.02">
            <text:p>22.02</text:p>
          </table:table-cell>
          <table:table-cell office:value-type="float" office:value="845935">
            <text:p>845935</text:p>
          </table:table-cell>
          <table:table-cell office:value-type="float" office:value="4361412">
            <text:p>4361412</text:p>
          </table:table-cell>
          <table:table-cell office:value-type="float" office:value="763243">
            <text:p>763243</text:p>
          </table:table-cell>
          <table:table-cell office:value-type="float" office:value="701816">
            <text:p>701816</text:p>
          </table:table-cell>
          <table:table-cell table:number-columns-repeated="3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1292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12.84">
            <text:p>12.84</text:p>
          </table:table-cell>
          <table:table-cell office:value-type="float" office:value="527912">
            <text:p>527912</text:p>
          </table:table-cell>
          <table:table-cell office:value-type="float" office:value="3071029">
            <text:p>3071029</text:p>
          </table:table-cell>
          <table:table-cell office:value-type="float" office:value="496076">
            <text:p>496076</text:p>
          </table:table-cell>
          <table:table-cell office:value-type="float" office:value="471532">
            <text:p>471532</text:p>
          </table:table-cell>
          <table:table-cell table:number-columns-repeated="3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3040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27.53">
            <text:p>27.53</text:p>
          </table:table-cell>
          <table:table-cell office:value-type="float" office:value="1060226">
            <text:p>1060226</text:p>
          </table:table-cell>
          <table:table-cell office:value-type="float" office:value="5072640">
            <text:p>5072640</text:p>
          </table:table-cell>
          <table:table-cell office:value-type="float" office:value="926558">
            <text:p>926558</text:p>
          </table:table-cell>
          <table:table-cell office:value-type="float" office:value="749488">
            <text:p>749488</text:p>
          </table:table-cell>
          <table:table-cell table:number-columns-repeated="3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5609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11.21">
            <text:p>11.21</text:p>
          </table:table-cell>
          <table:table-cell office:value-type="float" office:value="462353">
            <text:p>462353</text:p>
          </table:table-cell>
          <table:table-cell office:value-type="float" office:value="2753586">
            <text:p>2753586</text:p>
          </table:table-cell>
          <table:table-cell office:value-type="float" office:value="437068">
            <text:p>437068</text:p>
          </table:table-cell>
          <table:table-cell office:value-type="float" office:value="408208">
            <text:p>408208</text:p>
          </table:table-cell>
          <table:table-cell table:number-columns-repeated="3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1935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32.32">
            <text:p>32.32</text:p>
          </table:table-cell>
          <table:table-cell office:value-type="float" office:value="1270253">
            <text:p>1270253</text:p>
          </table:table-cell>
          <table:table-cell office:value-type="float" office:value="5649126">
            <text:p>5649126</text:p>
          </table:table-cell>
          <table:table-cell office:value-type="float" office:value="1066711">
            <text:p>1066711</text:p>
          </table:table-cell>
          <table:table-cell office:value-type="float" office:value="870692">
            <text:p>870692</text:p>
          </table:table-cell>
          <table:table-cell table:number-columns-repeated="3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5881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13.71">
            <text:p>13.71</text:p>
          </table:table-cell>
          <table:table-cell office:value-type="float" office:value="570422">
            <text:p>570422</text:p>
          </table:table-cell>
          <table:table-cell office:value-type="float" office:value="3239192">
            <text:p>3239192</text:p>
          </table:table-cell>
          <table:table-cell office:value-type="float" office:value="532160">
            <text:p>532160</text:p>
          </table:table-cell>
          <table:table-cell office:value-type="float" office:value="534676">
            <text:p>534676</text:p>
          </table:table-cell>
          <table:table-cell table:number-columns-repeated="3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1385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20.37">
            <text:p>20.37</text:p>
          </table:table-cell>
          <table:table-cell office:value-type="float" office:value="842508">
            <text:p>842508</text:p>
          </table:table-cell>
          <table:table-cell office:value-type="float" office:value="4339103">
            <text:p>4339103</text:p>
          </table:table-cell>
          <table:table-cell office:value-type="float" office:value="759262">
            <text:p>759262</text:p>
          </table:table-cell>
          <table:table-cell office:value-type="float" office:value="664640">
            <text:p>664640</text:p>
          </table:table-cell>
          <table:table-cell table:number-columns-repeated="3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8144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9.12">
            <text:p>9.12</text:p>
          </table:table-cell>
          <table:table-cell office:value-type="float" office:value="363548">
            <text:p>363548</text:p>
          </table:table-cell>
          <table:table-cell office:value-type="float" office:value="2274566">
            <text:p>2274566</text:p>
          </table:table-cell>
          <table:table-cell office:value-type="float" office:value="347682">
            <text:p>347682</text:p>
          </table:table-cell>
          <table:table-cell office:value-type="float" office:value="391384">
            <text:p>391384</text:p>
          </table:table-cell>
          <table:table-cell table:number-columns-repeated="3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2210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29.64">
            <text:p>29.64</text:p>
          </table:table-cell>
          <table:table-cell office:value-type="float" office:value="1164739">
            <text:p>1164739</text:p>
          </table:table-cell>
          <table:table-cell office:value-type="float" office:value="5382012">
            <text:p>5382012</text:p>
          </table:table-cell>
          <table:table-cell office:value-type="float" office:value="1000532">
            <text:p>1000532</text:p>
          </table:table-cell>
          <table:table-cell office:value-type="float" office:value="808936">
            <text:p>808936</text:p>
          </table:table-cell>
          <table:table-cell table:number-columns-repeated="3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5246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28.51">
            <text:p>28.51</text:p>
          </table:table-cell>
          <table:table-cell office:value-type="float" office:value="1114172">
            <text:p>1114172</text:p>
          </table:table-cell>
          <table:table-cell office:value-type="float" office:value="5229874">
            <text:p>5229874</text:p>
          </table:table-cell>
          <table:table-cell office:value-type="float" office:value="963326">
            <text:p>963326</text:p>
          </table:table-cell>
          <table:table-cell office:value-type="float" office:value="808544">
            <text:p>808544</text:p>
          </table:table-cell>
          <table:table-cell table:number-columns-repeated="3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3646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23.27">
            <text:p>23.27</text:p>
          </table:table-cell>
          <table:table-cell office:value-type="float" office:value="903010">
            <text:p>903010</text:p>
          </table:table-cell>
          <table:table-cell office:value-type="float" office:value="4560296">
            <text:p>4560296</text:p>
          </table:table-cell>
          <table:table-cell office:value-type="float" office:value="808821">
            <text:p>808821</text:p>
          </table:table-cell>
          <table:table-cell office:value-type="float" office:value="684316">
            <text:p>684316</text:p>
          </table:table-cell>
          <table:table-cell table:number-columns-repeated="3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1292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13.36">
            <text:p>13.36</text:p>
          </table:table-cell>
          <table:table-cell office:value-type="float" office:value="554420">
            <text:p>554420</text:p>
          </table:table-cell>
          <table:table-cell office:value-type="float" office:value="3177580">
            <text:p>3177580</text:p>
          </table:table-cell>
          <table:table-cell office:value-type="float" office:value="518544">
            <text:p>518544</text:p>
          </table:table-cell>
          <table:table-cell office:value-type="float" office:value="471796">
            <text:p>471796</text:p>
          </table:table-cell>
          <table:table-cell table:number-columns-repeated="3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3040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25.94">
            <text:p>25.94</text:p>
          </table:table-cell>
          <table:table-cell office:value-type="float" office:value="1012208">
            <text:p>1012208</text:p>
          </table:table-cell>
          <table:table-cell office:value-type="float" office:value="4920136">
            <text:p>4920136</text:p>
          </table:table-cell>
          <table:table-cell office:value-type="float" office:value="890870">
            <text:p>890870</text:p>
          </table:table-cell>
          <table:table-cell office:value-type="float" office:value="749624">
            <text:p>749624</text:p>
          </table:table-cell>
          <table:table-cell table:number-columns-repeated="3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5609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13.22">
            <text:p>13.22</text:p>
          </table:table-cell>
          <table:table-cell office:value-type="float" office:value="546809">
            <text:p>546809</text:p>
          </table:table-cell>
          <table:table-cell office:value-type="float" office:value="3140470">
            <text:p>3140470</text:p>
          </table:table-cell>
          <table:table-cell office:value-type="float" office:value="512200">
            <text:p>512200</text:p>
          </table:table-cell>
          <table:table-cell office:value-type="float" office:value="472416">
            <text:p>472416</text:p>
          </table:table-cell>
          <table:table-cell table:number-columns-repeated="3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1935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22.88">
            <text:p>22.88</text:p>
          </table:table-cell>
          <table:table-cell office:value-type="float" office:value="887398">
            <text:p>887398</text:p>
          </table:table-cell>
          <table:table-cell office:value-type="float" office:value="4498251">
            <text:p>4498251</text:p>
          </table:table-cell>
          <table:table-cell office:value-type="float" office:value="795067">
            <text:p>795067</text:p>
          </table:table-cell>
          <table:table-cell office:value-type="float" office:value="684948">
            <text:p>684948</text:p>
          </table:table-cell>
          <table:table-cell table:number-columns-repeated="3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5881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11.2">
            <text:p>11.2</text:p>
          </table:table-cell>
          <table:table-cell office:value-type="float" office:value="460612">
            <text:p>460612</text:p>
          </table:table-cell>
          <table:table-cell office:value-type="float" office:value="2743138">
            <text:p>2743138</text:p>
          </table:table-cell>
          <table:table-cell office:value-type="float" office:value="435546">
            <text:p>435546</text:p>
          </table:table-cell>
          <table:table-cell office:value-type="float" office:value="408968">
            <text:p>408968</text:p>
          </table:table-cell>
          <table:table-cell table:number-columns-repeated="3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1385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16.42">
            <text:p>16.42</text:p>
          </table:table-cell>
          <table:table-cell office:value-type="float" office:value="679420">
            <text:p>679420</text:p>
          </table:table-cell>
          <table:table-cell office:value-type="float" office:value="3714068">
            <text:p>3714068</text:p>
          </table:table-cell>
          <table:table-cell office:value-type="float" office:value="626814">
            <text:p>626814</text:p>
          </table:table-cell>
          <table:table-cell office:value-type="float" office:value="596156">
            <text:p>596156</text:p>
          </table:table-cell>
          <table:table-cell table:number-columns-repeated="3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8144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23.63">
            <text:p>23.63</text:p>
          </table:table-cell>
          <table:table-cell office:value-type="float" office:value="912856">
            <text:p>912856</text:p>
          </table:table-cell>
          <table:table-cell office:value-type="float" office:value="4593931">
            <text:p>4593931</text:p>
          </table:table-cell>
          <table:table-cell office:value-type="float" office:value="815706">
            <text:p>815706</text:p>
          </table:table-cell>
          <table:table-cell office:value-type="float" office:value="701816">
            <text:p>701816</text:p>
          </table:table-cell>
          <table:table-cell table:number-columns-repeated="3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2210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28.06">
            <text:p>28.06</text:p>
          </table:table-cell>
          <table:table-cell office:value-type="float" office:value="1094026">
            <text:p>1094026</text:p>
          </table:table-cell>
          <table:table-cell office:value-type="float" office:value="5169355">
            <text:p>5169355</text:p>
          </table:table-cell>
          <table:table-cell office:value-type="float" office:value="948788">
            <text:p>948788</text:p>
          </table:table-cell>
          <table:table-cell office:value-type="float" office:value="806872">
            <text:p>806872</text:p>
          </table:table-cell>
          <table:table-cell table:number-columns-repeated="3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5246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25.55">
            <text:p>25.55</text:p>
          </table:table-cell>
          <table:table-cell office:value-type="float" office:value="991948">
            <text:p>991948</text:p>
          </table:table-cell>
          <table:table-cell office:value-type="float" office:value="4856815">
            <text:p>4856815</text:p>
          </table:table-cell>
          <table:table-cell office:value-type="float" office:value="876816">
            <text:p>876816</text:p>
          </table:table-cell>
          <table:table-cell office:value-type="float" office:value="742364">
            <text:p>742364</text:p>
          </table:table-cell>
          <table:table-cell table:number-columns-repeated="3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3646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12.99">
            <text:p>12.99</text:p>
          </table:table-cell>
          <table:table-cell office:value-type="float" office:value="537821">
            <text:p>537821</text:p>
          </table:table-cell>
          <table:table-cell office:value-type="float" office:value="3101880">
            <text:p>3101880</text:p>
          </table:table-cell>
          <table:table-cell office:value-type="float" office:value="504335">
            <text:p>504335</text:p>
          </table:table-cell>
          <table:table-cell office:value-type="float" office:value="471796">
            <text:p>471796</text:p>
          </table:table-cell>
          <table:table-cell table:number-columns-repeated="3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1292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12.82">
            <text:p>12.82</text:p>
          </table:table-cell>
          <table:table-cell office:value-type="float" office:value="528898">
            <text:p>528898</text:p>
          </table:table-cell>
          <table:table-cell office:value-type="float" office:value="3060886">
            <text:p>3060886</text:p>
          </table:table-cell>
          <table:table-cell office:value-type="float" office:value="496306">
            <text:p>496306</text:p>
          </table:table-cell>
          <table:table-cell office:value-type="float" office:value="472556">
            <text:p>472556</text:p>
          </table:table-cell>
          <table:table-cell table:number-columns-repeated="3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3040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42.23">
            <text:p>42.23</text:p>
          </table:table-cell>
          <table:table-cell office:value-type="float" office:value="1840015">
            <text:p>1840015</text:p>
          </table:table-cell>
          <table:table-cell office:value-type="float" office:value="5990477">
            <text:p>5990477</text:p>
          </table:table-cell>
          <table:table-cell office:value-type="float" office:value="974024">
            <text:p>974024</text:p>
          </table:table-cell>
          <table:table-cell office:value-type="float" office:value="876752">
            <text:p>876752</text:p>
          </table:table-cell>
          <table:table-cell table:number-columns-repeated="3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5609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16.5">
            <text:p>16.5</text:p>
          </table:table-cell>
          <table:table-cell office:value-type="float" office:value="686589">
            <text:p>686589</text:p>
          </table:table-cell>
          <table:table-cell office:value-type="float" office:value="3743094">
            <text:p>3743094</text:p>
          </table:table-cell>
          <table:table-cell office:value-type="float" office:value="632004">
            <text:p>632004</text:p>
          </table:table-cell>
          <table:table-cell office:value-type="float" office:value="595408">
            <text:p>595408</text:p>
          </table:table-cell>
          <table:table-cell table:number-columns-repeated="3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1935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31.19">
            <text:p>31.19</text:p>
          </table:table-cell>
          <table:table-cell office:value-type="float" office:value="1213157">
            <text:p>1213157</text:p>
          </table:table-cell>
          <table:table-cell office:value-type="float" office:value="5502962">
            <text:p>5502962</text:p>
          </table:table-cell>
          <table:table-cell office:value-type="float" office:value="1029763">
            <text:p>1029763</text:p>
          </table:table-cell>
          <table:table-cell office:value-type="float" office:value="813212">
            <text:p>813212</text:p>
          </table:table-cell>
          <table:table-cell table:number-columns-repeated="3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5881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11.12">
            <text:p>11.12</text:p>
          </table:table-cell>
          <table:table-cell office:value-type="float" office:value="452488">
            <text:p>452488</text:p>
          </table:table-cell>
          <table:table-cell office:value-type="float" office:value="2715211">
            <text:p>2715211</text:p>
          </table:table-cell>
          <table:table-cell office:value-type="float" office:value="429072">
            <text:p>429072</text:p>
          </table:table-cell>
          <table:table-cell office:value-type="float" office:value="408304">
            <text:p>408304</text:p>
          </table:table-cell>
          <table:table-cell table:number-columns-repeated="3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1385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19.5">
            <text:p>19.5</text:p>
          </table:table-cell>
          <table:table-cell office:value-type="float" office:value="807355">
            <text:p>807355</text:p>
          </table:table-cell>
          <table:table-cell office:value-type="float" office:value="4210487">
            <text:p>4210487</text:p>
          </table:table-cell>
          <table:table-cell office:value-type="float" office:value="732740">
            <text:p>732740</text:p>
          </table:table-cell>
          <table:table-cell office:value-type="float" office:value="604648">
            <text:p>604648</text:p>
          </table:table-cell>
          <table:table-cell table:number-columns-repeated="3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8144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9.25">
            <text:p>9.25</text:p>
          </table:table-cell>
          <table:table-cell office:value-type="float" office:value="371514">
            <text:p>371514</text:p>
          </table:table-cell>
          <table:table-cell office:value-type="float" office:value="2305160">
            <text:p>2305160</text:p>
          </table:table-cell>
          <table:table-cell office:value-type="float" office:value="355338">
            <text:p>355338</text:p>
          </table:table-cell>
          <table:table-cell office:value-type="float" office:value="407500">
            <text:p>407500</text:p>
          </table:table-cell>
          <table:table-cell table:number-columns-repeated="3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2210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26.64">
            <text:p>26.64</text:p>
          </table:table-cell>
          <table:table-cell office:value-type="float" office:value="1034259">
            <text:p>1034259</text:p>
          </table:table-cell>
          <table:table-cell office:value-type="float" office:value="4992139">
            <text:p>4992139</text:p>
          </table:table-cell>
          <table:table-cell office:value-type="float" office:value="906866">
            <text:p>906866</text:p>
          </table:table-cell>
          <table:table-cell office:value-type="float" office:value="750892">
            <text:p>750892</text:p>
          </table:table-cell>
          <table:table-cell table:number-columns-repeated="3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5246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28.88">
            <text:p>28.88</text:p>
          </table:table-cell>
          <table:table-cell office:value-type="float" office:value="1116924">
            <text:p>1116924</text:p>
          </table:table-cell>
          <table:table-cell office:value-type="float" office:value="5238221">
            <text:p>5238221</text:p>
          </table:table-cell>
          <table:table-cell office:value-type="float" office:value="965850">
            <text:p>965850</text:p>
          </table:table-cell>
          <table:table-cell office:value-type="float" office:value="806612">
            <text:p>806612</text:p>
          </table:table-cell>
          <table:table-cell table:number-columns-repeated="3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3646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24.4">
            <text:p>24.4</text:p>
          </table:table-cell>
          <table:table-cell office:value-type="float" office:value="926972">
            <text:p>926972</text:p>
          </table:table-cell>
          <table:table-cell office:value-type="float" office:value="4636461">
            <text:p>4636461</text:p>
          </table:table-cell>
          <table:table-cell office:value-type="float" office:value="826289">
            <text:p>826289</text:p>
          </table:table-cell>
          <table:table-cell office:value-type="float" office:value="741800">
            <text:p>741800</text:p>
          </table:table-cell>
          <table:table-cell table:number-columns-repeated="3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1292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11.74">
            <text:p>11.74</text:p>
          </table:table-cell>
          <table:table-cell office:value-type="float" office:value="482282">
            <text:p>482282</text:p>
          </table:table-cell>
          <table:table-cell office:value-type="float" office:value="2854858">
            <text:p>2854858</text:p>
          </table:table-cell>
          <table:table-cell office:value-type="float" office:value="454892">
            <text:p>454892</text:p>
          </table:table-cell>
          <table:table-cell office:value-type="float" office:value="471000">
            <text:p>471000</text:p>
          </table:table-cell>
          <table:table-cell table:number-columns-repeated="3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3040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27.99">
            <text:p>27.99</text:p>
          </table:table-cell>
          <table:table-cell office:value-type="float" office:value="1067320">
            <text:p>1067320</text:p>
          </table:table-cell>
          <table:table-cell office:value-type="float" office:value="5087752">
            <text:p>5087752</text:p>
          </table:table-cell>
          <table:table-cell office:value-type="float" office:value="931278">
            <text:p>931278</text:p>
          </table:table-cell>
          <table:table-cell office:value-type="float" office:value="804764">
            <text:p>804764</text:p>
          </table:table-cell>
          <table:table-cell table:number-columns-repeated="3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5609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17.32">
            <text:p>17.32</text:p>
          </table:table-cell>
          <table:table-cell office:value-type="float" office:value="710477">
            <text:p>710477</text:p>
          </table:table-cell>
          <table:table-cell office:value-type="float" office:value="3830035">
            <text:p>3830035</text:p>
          </table:table-cell>
          <table:table-cell office:value-type="float" office:value="650920">
            <text:p>650920</text:p>
          </table:table-cell>
          <table:table-cell office:value-type="float" office:value="593956">
            <text:p>593956</text:p>
          </table:table-cell>
          <table:table-cell table:number-columns-repeated="3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1935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20.06">
            <text:p>20.06</text:p>
          </table:table-cell>
          <table:table-cell office:value-type="float" office:value="830053">
            <text:p>830053</text:p>
          </table:table-cell>
          <table:table-cell office:value-type="float" office:value="4285865">
            <text:p>4285865</text:p>
          </table:table-cell>
          <table:table-cell office:value-type="float" office:value="749031">
            <text:p>749031</text:p>
          </table:table-cell>
          <table:table-cell office:value-type="float" office:value="664640">
            <text:p>664640</text:p>
          </table:table-cell>
          <table:table-cell table:number-columns-repeated="3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5881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5.3">
            <text:p>5.3</text:p>
          </table:table-cell>
          <table:table-cell office:value-type="float" office:value="225938">
            <text:p>225938</text:p>
          </table:table-cell>
          <table:table-cell office:value-type="float" office:value="1513556">
            <text:p>1513556</text:p>
          </table:table-cell>
          <table:table-cell office:value-type="float" office:value="218928">
            <text:p>218928</text:p>
          </table:table-cell>
          <table:table-cell office:value-type="float" office:value="265136">
            <text:p>265136</text:p>
          </table:table-cell>
          <table:table-cell table:number-columns-repeated="3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1385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3.37">
            <text:p>3.37</text:p>
          </table:table-cell>
          <table:table-cell office:value-type="float" office:value="153167">
            <text:p>153167</text:p>
          </table:table-cell>
          <table:table-cell office:value-type="float" office:value="1053827">
            <text:p>1053827</text:p>
          </table:table-cell>
          <table:table-cell office:value-type="float" office:value="149158">
            <text:p>149158</text:p>
          </table:table-cell>
          <table:table-cell office:value-type="float" office:value="202836">
            <text:p>202836</text:p>
          </table:table-cell>
          <table:table-cell table:number-columns-repeated="3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8144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14.32">
            <text:p>14.32</text:p>
          </table:table-cell>
          <table:table-cell office:value-type="float" office:value="591430">
            <text:p>591430</text:p>
          </table:table-cell>
          <table:table-cell office:value-type="float" office:value="3346062">
            <text:p>3346062</text:p>
          </table:table-cell>
          <table:table-cell office:value-type="float" office:value="551426">
            <text:p>551426</text:p>
          </table:table-cell>
          <table:table-cell office:value-type="float" office:value="534552">
            <text:p>534552</text:p>
          </table:table-cell>
          <table:table-cell table:number-columns-repeated="3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2210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25.04">
            <text:p>25.04</text:p>
          </table:table-cell>
          <table:table-cell office:value-type="float" office:value="964328">
            <text:p>964328</text:p>
          </table:table-cell>
          <table:table-cell office:value-type="float" office:value="4770405">
            <text:p>4770405</text:p>
          </table:table-cell>
          <table:table-cell office:value-type="float" office:value="856576">
            <text:p>856576</text:p>
          </table:table-cell>
          <table:table-cell office:value-type="float" office:value="742364">
            <text:p>742364</text:p>
          </table:table-cell>
          <table:table-cell table:number-columns-repeated="3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5246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15.24">
            <text:p>15.24</text:p>
          </table:table-cell>
          <table:table-cell office:value-type="float" office:value="631577">
            <text:p>631577</text:p>
          </table:table-cell>
          <table:table-cell office:value-type="float" office:value="3513927">
            <text:p>3513927</text:p>
          </table:table-cell>
          <table:table-cell office:value-type="float" office:value="585562">
            <text:p>585562</text:p>
          </table:table-cell>
          <table:table-cell office:value-type="float" office:value="534296">
            <text:p>534296</text:p>
          </table:table-cell>
          <table:table-cell table:number-columns-repeated="3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3646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27.25">
            <text:p>27.25</text:p>
          </table:table-cell>
          <table:table-cell office:value-type="float" office:value="1052195">
            <text:p>1052195</text:p>
          </table:table-cell>
          <table:table-cell office:value-type="float" office:value="5056505">
            <text:p>5056505</text:p>
          </table:table-cell>
          <table:table-cell office:value-type="float" office:value="919943">
            <text:p>919943</text:p>
          </table:table-cell>
          <table:table-cell office:value-type="float" office:value="751176">
            <text:p>751176</text:p>
          </table:table-cell>
          <table:table-cell table:number-columns-repeated="3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1292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10.83">
            <text:p>10.83</text:p>
          </table:table-cell>
          <table:table-cell office:value-type="float" office:value="439912">
            <text:p>439912</text:p>
          </table:table-cell>
          <table:table-cell office:value-type="float" office:value="2645613">
            <text:p>2645613</text:p>
          </table:table-cell>
          <table:table-cell office:value-type="float" office:value="417086">
            <text:p>417086</text:p>
          </table:table-cell>
          <table:table-cell office:value-type="float" office:value="408556">
            <text:p>408556</text:p>
          </table:table-cell>
          <table:table-cell table:number-columns-repeated="3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3040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25.95">
            <text:p>25.95</text:p>
          </table:table-cell>
          <table:table-cell office:value-type="float" office:value="1002343">
            <text:p>1002343</text:p>
          </table:table-cell>
          <table:table-cell office:value-type="float" office:value="4893810">
            <text:p>4893810</text:p>
          </table:table-cell>
          <table:table-cell office:value-type="float" office:value="884634">
            <text:p>884634</text:p>
          </table:table-cell>
          <table:table-cell office:value-type="float" office:value="749980">
            <text:p>749980</text:p>
          </table:table-cell>
          <table:table-cell table:number-columns-repeated="3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5609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12.05">
            <text:p>12.05</text:p>
          </table:table-cell>
          <table:table-cell office:value-type="float" office:value="498696">
            <text:p>498696</text:p>
          </table:table-cell>
          <table:table-cell office:value-type="float" office:value="2923404">
            <text:p>2923404</text:p>
          </table:table-cell>
          <table:table-cell office:value-type="float" office:value="469480">
            <text:p>469480</text:p>
          </table:table-cell>
          <table:table-cell office:value-type="float" office:value="471264">
            <text:p>471264</text:p>
          </table:table-cell>
          <table:table-cell table:number-columns-repeated="3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1935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24.07">
            <text:p>24.07</text:p>
          </table:table-cell>
          <table:table-cell office:value-type="float" office:value="921721">
            <text:p>921721</text:p>
          </table:table-cell>
          <table:table-cell office:value-type="float" office:value="4624296">
            <text:p>4624296</text:p>
          </table:table-cell>
          <table:table-cell office:value-type="float" office:value="822483">
            <text:p>822483</text:p>
          </table:table-cell>
          <table:table-cell office:value-type="float" office:value="741700">
            <text:p>741700</text:p>
          </table:table-cell>
          <table:table-cell table:number-columns-repeated="3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5881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10.35">
            <text:p>10.35</text:p>
          </table:table-cell>
          <table:table-cell office:value-type="float" office:value="416114">
            <text:p>416114</text:p>
          </table:table-cell>
          <table:table-cell office:value-type="float" office:value="2535362">
            <text:p>2535362</text:p>
          </table:table-cell>
          <table:table-cell office:value-type="float" office:value="395980">
            <text:p>395980</text:p>
          </table:table-cell>
          <table:table-cell office:value-type="float" office:value="407020">
            <text:p>407020</text:p>
          </table:table-cell>
          <table:table-cell table:number-columns-repeated="3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1385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19.2">
            <text:p>19.2</text:p>
          </table:table-cell>
          <table:table-cell office:value-type="float" office:value="796281">
            <text:p>796281</text:p>
          </table:table-cell>
          <table:table-cell office:value-type="float" office:value="4166595">
            <text:p>4166595</text:p>
          </table:table-cell>
          <table:table-cell office:value-type="float" office:value="722578">
            <text:p>722578</text:p>
          </table:table-cell>
          <table:table-cell office:value-type="float" office:value="606056">
            <text:p>606056</text:p>
          </table:table-cell>
          <table:table-cell table:number-columns-repeated="3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8144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12.43">
            <text:p>12.43</text:p>
          </table:table-cell>
          <table:table-cell office:value-type="float" office:value="510850">
            <text:p>510850</text:p>
          </table:table-cell>
          <table:table-cell office:value-type="float" office:value="2985286">
            <text:p>2985286</text:p>
          </table:table-cell>
          <table:table-cell office:value-type="float" office:value="481250">
            <text:p>481250</text:p>
          </table:table-cell>
          <table:table-cell office:value-type="float" office:value="471004">
            <text:p>471004</text:p>
          </table:table-cell>
          <table:table-cell table:number-columns-repeated="3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2210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26.04">
            <text:p>26.04</text:p>
          </table:table-cell>
          <table:table-cell office:value-type="float" office:value="1005312">
            <text:p>1005312</text:p>
          </table:table-cell>
          <table:table-cell office:value-type="float" office:value="4908160">
            <text:p>4908160</text:p>
          </table:table-cell>
          <table:table-cell office:value-type="float" office:value="886490">
            <text:p>886490</text:p>
          </table:table-cell>
          <table:table-cell office:value-type="float" office:value="749360">
            <text:p>749360</text:p>
          </table:table-cell>
          <table:table-cell table:number-columns-repeated="3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5246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30.83">
            <text:p>30.83</text:p>
          </table:table-cell>
          <table:table-cell office:value-type="float" office:value="1201708">
            <text:p>1201708</text:p>
          </table:table-cell>
          <table:table-cell office:value-type="float" office:value="5477971">
            <text:p>5477971</text:p>
          </table:table-cell>
          <table:table-cell office:value-type="float" office:value="1024618">
            <text:p>1024618</text:p>
          </table:table-cell>
          <table:table-cell office:value-type="float" office:value="814364">
            <text:p>814364</text:p>
          </table:table-cell>
          <table:table-cell table:number-columns-repeated="3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3646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10.21">
            <text:p>10.21</text:p>
          </table:table-cell>
          <table:table-cell office:value-type="float" office:value="409936">
            <text:p>409936</text:p>
          </table:table-cell>
          <table:table-cell office:value-type="float" office:value="2505281">
            <text:p>2505281</text:p>
          </table:table-cell>
          <table:table-cell office:value-type="float" office:value="390387">
            <text:p>390387</text:p>
          </table:table-cell>
          <table:table-cell office:value-type="float" office:value="408828">
            <text:p>408828</text:p>
          </table:table-cell>
          <table:table-cell table:number-columns-repeated="3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1292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25.92">
            <text:p>25.92</text:p>
          </table:table-cell>
          <table:table-cell office:value-type="float" office:value="980680">
            <text:p>980680</text:p>
          </table:table-cell>
          <table:table-cell office:value-type="float" office:value="4815692">
            <text:p>4815692</text:p>
          </table:table-cell>
          <table:table-cell office:value-type="float" office:value="866432">
            <text:p>866432</text:p>
          </table:table-cell>
          <table:table-cell office:value-type="float" office:value="747860">
            <text:p>747860</text:p>
          </table:table-cell>
          <table:table-cell table:number-columns-repeated="3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3040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23.79">
            <text:p>23.79</text:p>
          </table:table-cell>
          <table:table-cell office:value-type="float" office:value="901703">
            <text:p>901703</text:p>
          </table:table-cell>
          <table:table-cell office:value-type="float" office:value="4552227">
            <text:p>4552227</text:p>
          </table:table-cell>
          <table:table-cell office:value-type="float" office:value="806152">
            <text:p>806152</text:p>
          </table:table-cell>
          <table:table-cell office:value-type="float" office:value="700804">
            <text:p>700804</text:p>
          </table:table-cell>
          <table:table-cell table:number-columns-repeated="3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5609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14.16">
            <text:p>14.16</text:p>
          </table:table-cell>
          <table:table-cell office:value-type="float" office:value="579780">
            <text:p>579780</text:p>
          </table:table-cell>
          <table:table-cell office:value-type="float" office:value="3295699">
            <text:p>3295699</text:p>
          </table:table-cell>
          <table:table-cell office:value-type="float" office:value="541252">
            <text:p>541252</text:p>
          </table:table-cell>
          <table:table-cell office:value-type="float" office:value="532744">
            <text:p>532744</text:p>
          </table:table-cell>
          <table:table-cell table:number-columns-repeated="3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1935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29.07">
            <text:p>29.07</text:p>
          </table:table-cell>
          <table:table-cell office:value-type="float" office:value="1119917">
            <text:p>1119917</text:p>
          </table:table-cell>
          <table:table-cell office:value-type="float" office:value="5256896">
            <text:p>5256896</text:p>
          </table:table-cell>
          <table:table-cell office:value-type="float" office:value="969265">
            <text:p>969265</text:p>
          </table:table-cell>
          <table:table-cell office:value-type="float" office:value="807488">
            <text:p>807488</text:p>
          </table:table-cell>
          <table:table-cell table:number-columns-repeated="3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5881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11.22">
            <text:p>11.22</text:p>
          </table:table-cell>
          <table:table-cell office:value-type="float" office:value="455786">
            <text:p>455786</text:p>
          </table:table-cell>
          <table:table-cell office:value-type="float" office:value="2722985">
            <text:p>2722985</text:p>
          </table:table-cell>
          <table:table-cell office:value-type="float" office:value="431748">
            <text:p>431748</text:p>
          </table:table-cell>
          <table:table-cell office:value-type="float" office:value="407900">
            <text:p>407900</text:p>
          </table:table-cell>
          <table:table-cell table:number-columns-repeated="3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1385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15.11">
            <text:p>15.11</text:p>
          </table:table-cell>
          <table:table-cell office:value-type="float" office:value="628678">
            <text:p>628678</text:p>
          </table:table-cell>
          <table:table-cell office:value-type="float" office:value="3497807">
            <text:p>3497807</text:p>
          </table:table-cell>
          <table:table-cell office:value-type="float" office:value="582124">
            <text:p>582124</text:p>
          </table:table-cell>
          <table:table-cell office:value-type="float" office:value="534428">
            <text:p>534428</text:p>
          </table:table-cell>
          <table:table-cell table:number-columns-repeated="3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8144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24.59">
            <text:p>24.59</text:p>
          </table:table-cell>
          <table:table-cell office:value-type="float" office:value="946569">
            <text:p>946569</text:p>
          </table:table-cell>
          <table:table-cell office:value-type="float" office:value="4703578">
            <text:p>4703578</text:p>
          </table:table-cell>
          <table:table-cell office:value-type="float" office:value="841236">
            <text:p>841236</text:p>
          </table:table-cell>
          <table:table-cell office:value-type="float" office:value="741836">
            <text:p>741836</text:p>
          </table:table-cell>
          <table:table-cell table:number-columns-repeated="3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2210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23.91">
            <text:p>23.91</text:p>
          </table:table-cell>
          <table:table-cell office:value-type="float" office:value="917943">
            <text:p>917943</text:p>
          </table:table-cell>
          <table:table-cell office:value-type="float" office:value="4609350">
            <text:p>4609350</text:p>
          </table:table-cell>
          <table:table-cell office:value-type="float" office:value="819268">
            <text:p>819268</text:p>
          </table:table-cell>
          <table:table-cell office:value-type="float" office:value="741308">
            <text:p>741308</text:p>
          </table:table-cell>
          <table:table-cell table:number-columns-repeated="3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5246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33.22">
            <text:p>33.22</text:p>
          </table:table-cell>
          <table:table-cell office:value-type="float" office:value="1303094">
            <text:p>1303094</text:p>
          </table:table-cell>
          <table:table-cell office:value-type="float" office:value="5719836">
            <text:p>5719836</text:p>
          </table:table-cell>
          <table:table-cell office:value-type="float" office:value="1084774">
            <text:p>1084774</text:p>
          </table:table-cell>
          <table:table-cell office:value-type="float" office:value="869672">
            <text:p>869672</text:p>
          </table:table-cell>
          <table:table-cell table:number-columns-repeated="3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3646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15.02">
            <text:p>15.02</text:p>
          </table:table-cell>
          <table:table-cell office:value-type="float" office:value="621552">
            <text:p>621552</text:p>
          </table:table-cell>
          <table:table-cell office:value-type="float" office:value="3462887">
            <text:p>3462887</text:p>
          </table:table-cell>
          <table:table-cell office:value-type="float" office:value="576243">
            <text:p>576243</text:p>
          </table:table-cell>
          <table:table-cell office:value-type="float" office:value="533768">
            <text:p>533768</text:p>
          </table:table-cell>
          <table:table-cell table:number-columns-repeated="3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1292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17.85">
            <text:p>17.85</text:p>
          </table:table-cell>
          <table:table-cell office:value-type="float" office:value="741147">
            <text:p>741147</text:p>
          </table:table-cell>
          <table:table-cell office:value-type="float" office:value="3959734">
            <text:p>3959734</text:p>
          </table:table-cell>
          <table:table-cell office:value-type="float" office:value="677450">
            <text:p>677450</text:p>
          </table:table-cell>
          <table:table-cell office:value-type="float" office:value="605800">
            <text:p>605800</text:p>
          </table:table-cell>
          <table:table-cell table:number-columns-repeated="3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3040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22.6">
            <text:p>22.6</text:p>
          </table:table-cell>
          <table:table-cell office:value-type="float" office:value="869408">
            <text:p>869408</text:p>
          </table:table-cell>
          <table:table-cell office:value-type="float" office:value="4432128">
            <text:p>4432128</text:p>
          </table:table-cell>
          <table:table-cell office:value-type="float" office:value="780572">
            <text:p>780572</text:p>
          </table:table-cell>
          <table:table-cell office:value-type="float" office:value="700804">
            <text:p>700804</text:p>
          </table:table-cell>
          <table:table-cell table:number-columns-repeated="3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5609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29.78">
            <text:p>29.78</text:p>
          </table:table-cell>
          <table:table-cell office:value-type="float" office:value="1160800">
            <text:p>1160800</text:p>
          </table:table-cell>
          <table:table-cell office:value-type="float" office:value="5364412">
            <text:p>5364412</text:p>
          </table:table-cell>
          <table:table-cell office:value-type="float" office:value="996228">
            <text:p>996228</text:p>
          </table:table-cell>
          <table:table-cell office:value-type="float" office:value="807404">
            <text:p>807404</text:p>
          </table:table-cell>
          <table:table-cell table:number-columns-repeated="3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1935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14.36">
            <text:p>14.36</text:p>
          </table:table-cell>
          <table:table-cell office:value-type="float" office:value="592355">
            <text:p>592355</text:p>
          </table:table-cell>
          <table:table-cell office:value-type="float" office:value="3350922">
            <text:p>3350922</text:p>
          </table:table-cell>
          <table:table-cell office:value-type="float" office:value="551315">
            <text:p>551315</text:p>
          </table:table-cell>
          <table:table-cell office:value-type="float" office:value="534692">
            <text:p>534692</text:p>
          </table:table-cell>
          <table:table-cell table:number-columns-repeated="3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5881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11.14">
            <text:p>11.14</text:p>
          </table:table-cell>
          <table:table-cell office:value-type="float" office:value="455703">
            <text:p>455703</text:p>
          </table:table-cell>
          <table:table-cell office:value-type="float" office:value="2720456">
            <text:p>2720456</text:p>
          </table:table-cell>
          <table:table-cell office:value-type="float" office:value="431006">
            <text:p>431006</text:p>
          </table:table-cell>
          <table:table-cell office:value-type="float" office:value="408304">
            <text:p>408304</text:p>
          </table:table-cell>
          <table:table-cell table:number-columns-repeated="3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1385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25.51">
            <text:p>25.51</text:p>
          </table:table-cell>
          <table:table-cell office:value-type="float" office:value="986481">
            <text:p>986481</text:p>
          </table:table-cell>
          <table:table-cell office:value-type="float" office:value="4833156">
            <text:p>4833156</text:p>
          </table:table-cell>
          <table:table-cell office:value-type="float" office:value="869652">
            <text:p>869652</text:p>
          </table:table-cell>
          <table:table-cell office:value-type="float" office:value="741832">
            <text:p>741832</text:p>
          </table:table-cell>
          <table:table-cell table:number-columns-repeated="3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8144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19.25">
            <text:p>19.25</text:p>
          </table:table-cell>
          <table:table-cell office:value-type="float" office:value="794653">
            <text:p>794653</text:p>
          </table:table-cell>
          <table:table-cell office:value-type="float" office:value="4172216">
            <text:p>4172216</text:p>
          </table:table-cell>
          <table:table-cell office:value-type="float" office:value="722390">
            <text:p>722390</text:p>
          </table:table-cell>
          <table:table-cell office:value-type="float" office:value="604776">
            <text:p>604776</text:p>
          </table:table-cell>
          <table:table-cell table:number-columns-repeated="3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2210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24.79">
            <text:p>24.79</text:p>
          </table:table-cell>
          <table:table-cell office:value-type="float" office:value="952433">
            <text:p>952433</text:p>
          </table:table-cell>
          <table:table-cell office:value-type="float" office:value="4732510">
            <text:p>4732510</text:p>
          </table:table-cell>
          <table:table-cell office:value-type="float" office:value="846710">
            <text:p>846710</text:p>
          </table:table-cell>
          <table:table-cell office:value-type="float" office:value="742228">
            <text:p>742228</text:p>
          </table:table-cell>
          <table:table-cell table:number-columns-repeated="3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5246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27.27">
            <text:p>27.27</text:p>
          </table:table-cell>
          <table:table-cell office:value-type="float" office:value="1051402">
            <text:p>1051402</text:p>
          </table:table-cell>
          <table:table-cell office:value-type="float" office:value="5045823">
            <text:p>5045823</text:p>
          </table:table-cell>
          <table:table-cell office:value-type="float" office:value="919554">
            <text:p>919554</text:p>
          </table:table-cell>
          <table:table-cell office:value-type="float" office:value="750776">
            <text:p>750776</text:p>
          </table:table-cell>
          <table:table-cell table:number-columns-repeated="3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3646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19.31">
            <text:p>19.31</text:p>
          </table:table-cell>
          <table:table-cell office:value-type="float" office:value="798402">
            <text:p>798402</text:p>
          </table:table-cell>
          <table:table-cell office:value-type="float" office:value="4183216">
            <text:p>4183216</text:p>
          </table:table-cell>
          <table:table-cell office:value-type="float" office:value="725977">
            <text:p>725977</text:p>
          </table:table-cell>
          <table:table-cell office:value-type="float" office:value="604908">
            <text:p>604908</text:p>
          </table:table-cell>
          <table:table-cell table:number-columns-repeated="3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1292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7.54">
            <text:p>7.54</text:p>
          </table:table-cell>
          <table:table-cell office:value-type="float" office:value="329322">
            <text:p>329322</text:p>
          </table:table-cell>
          <table:table-cell office:value-type="float" office:value="2080585">
            <text:p>2080585</text:p>
          </table:table-cell>
          <table:table-cell office:value-type="float" office:value="315540">
            <text:p>315540</text:p>
          </table:table-cell>
          <table:table-cell office:value-type="float" office:value="392396">
            <text:p>392396</text:p>
          </table:table-cell>
          <table:table-cell table:number-columns-repeated="3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3040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28.57">
            <text:p>28.57</text:p>
          </table:table-cell>
          <table:table-cell office:value-type="float" office:value="1106435">
            <text:p>1106435</text:p>
          </table:table-cell>
          <table:table-cell office:value-type="float" office:value="5209790">
            <text:p>5209790</text:p>
          </table:table-cell>
          <table:table-cell office:value-type="float" office:value="959770">
            <text:p>959770</text:p>
          </table:table-cell>
          <table:table-cell office:value-type="float" office:value="808420">
            <text:p>808420</text:p>
          </table:table-cell>
          <table:table-cell table:number-columns-repeated="3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5609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5.16">
            <text:p>5.16</text:p>
          </table:table-cell>
          <table:table-cell office:value-type="float" office:value="223744">
            <text:p>223744</text:p>
          </table:table-cell>
          <table:table-cell office:value-type="float" office:value="1490617">
            <text:p>1490617</text:p>
          </table:table-cell>
          <table:table-cell office:value-type="float" office:value="216632">
            <text:p>216632</text:p>
          </table:table-cell>
          <table:table-cell office:value-type="float" office:value="266948">
            <text:p>266948</text:p>
          </table:table-cell>
          <table:table-cell table:number-columns-repeated="3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1935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29.36">
            <text:p>29.36</text:p>
          </table:table-cell>
          <table:table-cell office:value-type="float" office:value="1141062">
            <text:p>1141062</text:p>
          </table:table-cell>
          <table:table-cell office:value-type="float" office:value="5306781">
            <text:p>5306781</text:p>
          </table:table-cell>
          <table:table-cell office:value-type="float" office:value="981555">
            <text:p>981555</text:p>
          </table:table-cell>
          <table:table-cell office:value-type="float" office:value="806740">
            <text:p>806740</text:p>
          </table:table-cell>
          <table:table-cell table:number-columns-repeated="3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5881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0.97">
            <text:p>0.97</text:p>
          </table:table-cell>
          <table:table-cell office:value-type="float" office:value="43610">
            <text:p>43610</text:p>
          </table:table-cell>
          <table:table-cell office:value-type="float" office:value="317973">
            <text:p>317973</text:p>
          </table:table-cell>
          <table:table-cell office:value-type="float" office:value="42958">
            <text:p>42958</text:p>
          </table:table-cell>
          <table:table-cell office:value-type="float" office:value="124000">
            <text:p>124000</text:p>
          </table:table-cell>
          <table:table-cell table:number-columns-repeated="3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1385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18.52">
            <text:p>18.52</text:p>
          </table:table-cell>
          <table:table-cell office:value-type="float" office:value="769069">
            <text:p>769069</text:p>
          </table:table-cell>
          <table:table-cell office:value-type="float" office:value="4066092">
            <text:p>4066092</text:p>
          </table:table-cell>
          <table:table-cell office:value-type="float" office:value="699350">
            <text:p>699350</text:p>
          </table:table-cell>
          <table:table-cell office:value-type="float" office:value="605804">
            <text:p>605804</text:p>
          </table:table-cell>
          <table:table-cell table:number-columns-repeated="3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8144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30.19">
            <text:p>30.19</text:p>
          </table:table-cell>
          <table:table-cell office:value-type="float" office:value="1178045">
            <text:p>1178045</text:p>
          </table:table-cell>
          <table:table-cell office:value-type="float" office:value="5413212">
            <text:p>5413212</text:p>
          </table:table-cell>
          <table:table-cell office:value-type="float" office:value="1007482">
            <text:p>1007482</text:p>
          </table:table-cell>
          <table:table-cell office:value-type="float" office:value="814220">
            <text:p>814220</text:p>
          </table:table-cell>
          <table:table-cell table:number-columns-repeated="3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2210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25.62">
            <text:p>25.62</text:p>
          </table:table-cell>
          <table:table-cell office:value-type="float" office:value="982728">
            <text:p>982728</text:p>
          </table:table-cell>
          <table:table-cell office:value-type="float" office:value="4828725">
            <text:p>4828725</text:p>
          </table:table-cell>
          <table:table-cell office:value-type="float" office:value="868880">
            <text:p>868880</text:p>
          </table:table-cell>
          <table:table-cell office:value-type="float" office:value="741704">
            <text:p>741704</text:p>
          </table:table-cell>
          <table:table-cell table:number-columns-repeated="3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5246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29.53">
            <text:p>29.53</text:p>
          </table:table-cell>
          <table:table-cell office:value-type="float" office:value="1143824">
            <text:p>1143824</text:p>
          </table:table-cell>
          <table:table-cell office:value-type="float" office:value="5328380">
            <text:p>5328380</text:p>
          </table:table-cell>
          <table:table-cell office:value-type="float" office:value="987582">
            <text:p>987582</text:p>
          </table:table-cell>
          <table:table-cell office:value-type="float" office:value="808016">
            <text:p>808016</text:p>
          </table:table-cell>
          <table:table-cell table:number-columns-repeated="3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3646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22.84">
            <text:p>22.84</text:p>
          </table:table-cell>
          <table:table-cell office:value-type="float" office:value="873411">
            <text:p>873411</text:p>
          </table:table-cell>
          <table:table-cell office:value-type="float" office:value="4446677">
            <text:p>4446677</text:p>
          </table:table-cell>
          <table:table-cell office:value-type="float" office:value="784475">
            <text:p>784475</text:p>
          </table:table-cell>
          <table:table-cell office:value-type="float" office:value="700804">
            <text:p>700804</text:p>
          </table:table-cell>
          <table:table-cell table:number-columns-repeated="3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1292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13.88">
            <text:p>13.88</text:p>
          </table:table-cell>
          <table:table-cell office:value-type="float" office:value="571466">
            <text:p>571466</text:p>
          </table:table-cell>
          <table:table-cell office:value-type="float" office:value="3242972">
            <text:p>3242972</text:p>
          </table:table-cell>
          <table:table-cell office:value-type="float" office:value="532854">
            <text:p>532854</text:p>
          </table:table-cell>
          <table:table-cell office:value-type="float" office:value="533888">
            <text:p>533888</text:p>
          </table:table-cell>
          <table:table-cell table:number-columns-repeated="3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3040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22.55">
            <text:p>22.55</text:p>
          </table:table-cell>
          <table:table-cell office:value-type="float" office:value="858127">
            <text:p>858127</text:p>
          </table:table-cell>
          <table:table-cell office:value-type="float" office:value="4401094">
            <text:p>4401094</text:p>
          </table:table-cell>
          <table:table-cell office:value-type="float" office:value="772350">
            <text:p>772350</text:p>
          </table:table-cell>
          <table:table-cell office:value-type="float" office:value="700808">
            <text:p>700808</text:p>
          </table:table-cell>
          <table:table-cell table:number-columns-repeated="3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5609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4.28">
            <text:p>4.28</text:p>
          </table:table-cell>
          <table:table-cell office:value-type="float" office:value="177586">
            <text:p>177586</text:p>
          </table:table-cell>
          <table:table-cell office:value-type="float" office:value="1224780">
            <text:p>1224780</text:p>
          </table:table-cell>
          <table:table-cell office:value-type="float" office:value="172938">
            <text:p>172938</text:p>
          </table:table-cell>
          <table:table-cell office:value-type="float" office:value="265400">
            <text:p>265400</text:p>
          </table:table-cell>
          <table:table-cell table:number-columns-repeated="3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1935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30.44">
            <text:p>30.44</text:p>
          </table:table-cell>
          <table:table-cell office:value-type="float" office:value="1183405">
            <text:p>1183405</text:p>
          </table:table-cell>
          <table:table-cell office:value-type="float" office:value="5433243">
            <text:p>5433243</text:p>
          </table:table-cell>
          <table:table-cell office:value-type="float" office:value="1012219">
            <text:p>1012219</text:p>
          </table:table-cell>
          <table:table-cell office:value-type="float" office:value="813740">
            <text:p>813740</text:p>
          </table:table-cell>
          <table:table-cell table:number-columns-repeated="3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5881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8.94">
            <text:p>8.94</text:p>
          </table:table-cell>
          <table:table-cell office:value-type="float" office:value="356062">
            <text:p>356062</text:p>
          </table:table-cell>
          <table:table-cell office:value-type="float" office:value="2220426">
            <text:p>2220426</text:p>
          </table:table-cell>
          <table:table-cell office:value-type="float" office:value="340576">
            <text:p>340576</text:p>
          </table:table-cell>
          <table:table-cell office:value-type="float" office:value="392544">
            <text:p>392544</text:p>
          </table:table-cell>
          <table:table-cell table:number-columns-repeated="3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1385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12.88">
            <text:p>12.88</text:p>
          </table:table-cell>
          <table:table-cell office:value-type="float" office:value="528184">
            <text:p>528184</text:p>
          </table:table-cell>
          <table:table-cell office:value-type="float" office:value="3067627">
            <text:p>3067627</text:p>
          </table:table-cell>
          <table:table-cell office:value-type="float" office:value="497142">
            <text:p>497142</text:p>
          </table:table-cell>
          <table:table-cell office:value-type="float" office:value="472804">
            <text:p>472804</text:p>
          </table:table-cell>
          <table:table-cell table:number-columns-repeated="3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8144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15.08">
            <text:p>15.08</text:p>
          </table:table-cell>
          <table:table-cell office:value-type="float" office:value="624966">
            <text:p>624966</text:p>
          </table:table-cell>
          <table:table-cell office:value-type="float" office:value="3481360">
            <text:p>3481360</text:p>
          </table:table-cell>
          <table:table-cell office:value-type="float" office:value="578948">
            <text:p>578948</text:p>
          </table:table-cell>
          <table:table-cell office:value-type="float" office:value="533404">
            <text:p>533404</text:p>
          </table:table-cell>
          <table:table-cell table:number-columns-repeated="3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1016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7.06">
            <text:p>7.06</text:p>
          </table:table-cell>
          <table:table-cell office:value-type="float" office:value="312601">
            <text:p>312601</text:p>
          </table:table-cell>
          <table:table-cell office:value-type="float" office:value="1407484">
            <text:p>1407484</text:p>
          </table:table-cell>
          <table:table-cell office:value-type="float" office:value="275933">
            <text:p>275933</text:p>
          </table:table-cell>
          <table:table-cell office:value-type="float" office:value="229668">
            <text:p>229668</text:p>
          </table:table-cell>
          <table:table-cell table:number-columns-repeated="3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6289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6.35">
            <text:p>6.35</text:p>
          </table:table-cell>
          <table:table-cell office:value-type="float" office:value="286624">
            <text:p>286624</text:p>
          </table:table-cell>
          <table:table-cell office:value-type="float" office:value="1318015">
            <text:p>1318015</text:p>
          </table:table-cell>
          <table:table-cell office:value-type="float" office:value="255626">
            <text:p>255626</text:p>
          </table:table-cell>
          <table:table-cell office:value-type="float" office:value="230048">
            <text:p>230048</text:p>
          </table:table-cell>
          <table:table-cell table:number-columns-repeated="3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0199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2.24">
            <text:p>2.24</text:p>
          </table:table-cell>
          <table:table-cell office:value-type="float" office:value="118086">
            <text:p>118086</text:p>
          </table:table-cell>
          <table:table-cell office:value-type="float" office:value="651452">
            <text:p>651452</text:p>
          </table:table-cell>
          <table:table-cell office:value-type="float" office:value="113722">
            <text:p>113722</text:p>
          </table:table-cell>
          <table:table-cell office:value-type="float" office:value="168264">
            <text:p>168264</text:p>
          </table:table-cell>
          <table:table-cell table:number-columns-repeated="3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3180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4.75">
            <text:p>4.75</text:p>
          </table:table-cell>
          <table:table-cell office:value-type="float" office:value="220386">
            <text:p>220386</text:p>
          </table:table-cell>
          <table:table-cell office:value-type="float" office:value="1073157">
            <text:p>1073157</text:p>
          </table:table-cell>
          <table:table-cell office:value-type="float" office:value="202609">
            <text:p>202609</text:p>
          </table:table-cell>
          <table:table-cell office:value-type="float" office:value="219240">
            <text:p>219240</text:p>
          </table:table-cell>
          <table:table-cell table:number-columns-repeated="3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7802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5.92">
            <text:p>5.92</text:p>
          </table:table-cell>
          <table:table-cell office:value-type="float" office:value="267145">
            <text:p>267145</text:p>
          </table:table-cell>
          <table:table-cell office:value-type="float" office:value="1255245">
            <text:p>1255245</text:p>
          </table:table-cell>
          <table:table-cell office:value-type="float" office:value="240914">
            <text:p>240914</text:p>
          </table:table-cell>
          <table:table-cell office:value-type="float" office:value="229172">
            <text:p>229172</text:p>
          </table:table-cell>
          <table:table-cell table:number-columns-repeated="3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7894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0.06">
            <text:p>0.06</text:p>
          </table:table-cell>
          <table:table-cell office:value-type="float" office:value="976">
            <text:p>976</text:p>
          </table:table-cell>
          <table:table-cell office:value-type="float" office:value="5619">
            <text:p>5619</text:p>
          </table:table-cell>
          <table:table-cell office:value-type="float" office:value="977">
            <text:p>977</text:p>
          </table:table-cell>
          <table:table-cell office:value-type="float" office:value="45412">
            <text:p>45412</text:p>
          </table:table-cell>
          <table:table-cell table:number-columns-repeated="3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3026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4.71">
            <text:p>4.71</text:p>
          </table:table-cell>
          <table:table-cell office:value-type="float" office:value="216090">
            <text:p>216090</text:p>
          </table:table-cell>
          <table:table-cell office:value-type="float" office:value="1065064">
            <text:p>1065064</text:p>
          </table:table-cell>
          <table:table-cell office:value-type="float" office:value="199197">
            <text:p>199197</text:p>
          </table:table-cell>
          <table:table-cell office:value-type="float" office:value="219768">
            <text:p>219768</text:p>
          </table:table-cell>
          <table:table-cell table:number-columns-repeated="3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3863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0.72">
            <text:p>0.72</text:p>
          </table:table-cell>
          <table:table-cell office:value-type="float" office:value="42563">
            <text:p>42563</text:p>
          </table:table-cell>
          <table:table-cell office:value-type="float" office:value="261947">
            <text:p>261947</text:p>
          </table:table-cell>
          <table:table-cell office:value-type="float" office:value="41885">
            <text:p>41885</text:p>
          </table:table-cell>
          <table:table-cell office:value-type="float" office:value="113404">
            <text:p>113404</text:p>
          </table:table-cell>
          <table:table-cell table:number-columns-repeated="3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8296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0.14">
            <text:p>0.14</text:p>
          </table:table-cell>
          <table:table-cell office:value-type="float" office:value="7595">
            <text:p>7595</text:p>
          </table:table-cell>
          <table:table-cell office:value-type="float" office:value="47433">
            <text:p>47433</text:p>
          </table:table-cell>
          <table:table-cell office:value-type="float" office:value="7555">
            <text:p>7555</text:p>
          </table:table-cell>
          <table:table-cell office:value-type="float" office:value="45088">
            <text:p>45088</text:p>
          </table:table-cell>
          <table:table-cell table:number-columns-repeated="3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6741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3.23">
            <text:p>3.23</text:p>
          </table:table-cell>
          <table:table-cell office:value-type="float" office:value="165327">
            <text:p>165327</text:p>
          </table:table-cell>
          <table:table-cell office:value-type="float" office:value="850722">
            <text:p>850722</text:p>
          </table:table-cell>
          <table:table-cell office:value-type="float" office:value="154658">
            <text:p>154658</text:p>
          </table:table-cell>
          <table:table-cell office:value-type="float" office:value="173840">
            <text:p>173840</text:p>
          </table:table-cell>
          <table:table-cell table:number-columns-repeated="3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1016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6.26">
            <text:p>6.26</text:p>
          </table:table-cell>
          <table:table-cell office:value-type="float" office:value="280441">
            <text:p>280441</text:p>
          </table:table-cell>
          <table:table-cell office:value-type="float" office:value="1305878">
            <text:p>1305878</text:p>
          </table:table-cell>
          <table:table-cell office:value-type="float" office:value="252061">
            <text:p>252061</text:p>
          </table:table-cell>
          <table:table-cell office:value-type="float" office:value="228776">
            <text:p>228776</text:p>
          </table:table-cell>
          <table:table-cell table:number-columns-repeated="3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6289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4.14">
            <text:p>4.14</text:p>
          </table:table-cell>
          <table:table-cell office:value-type="float" office:value="205213">
            <text:p>205213</text:p>
          </table:table-cell>
          <table:table-cell office:value-type="float" office:value="1020602">
            <text:p>1020602</text:p>
          </table:table-cell>
          <table:table-cell office:value-type="float" office:value="189896">
            <text:p>189896</text:p>
          </table:table-cell>
          <table:table-cell office:value-type="float" office:value="174368">
            <text:p>174368</text:p>
          </table:table-cell>
          <table:table-cell table:number-columns-repeated="3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0199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0.9">
            <text:p>0.9</text:p>
          </table:table-cell>
          <table:table-cell office:value-type="float" office:value="54435">
            <text:p>54435</text:p>
          </table:table-cell>
          <table:table-cell office:value-type="float" office:value="325371">
            <text:p>325371</text:p>
          </table:table-cell>
          <table:table-cell office:value-type="float" office:value="53222">
            <text:p>53222</text:p>
          </table:table-cell>
          <table:table-cell office:value-type="float" office:value="113404">
            <text:p>113404</text:p>
          </table:table-cell>
          <table:table-cell table:number-columns-repeated="3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3180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7.02">
            <text:p>7.02</text:p>
          </table:table-cell>
          <table:table-cell office:value-type="float" office:value="312694">
            <text:p>312694</text:p>
          </table:table-cell>
          <table:table-cell office:value-type="float" office:value="1409687">
            <text:p>1409687</text:p>
          </table:table-cell>
          <table:table-cell office:value-type="float" office:value="275959">
            <text:p>275959</text:p>
          </table:table-cell>
          <table:table-cell office:value-type="float" office:value="229040">
            <text:p>229040</text:p>
          </table:table-cell>
          <table:table-cell table:number-columns-repeated="3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7802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1.09">
            <text:p>1.09</text:p>
          </table:table-cell>
          <table:table-cell office:value-type="float" office:value="65828">
            <text:p>65828</text:p>
          </table:table-cell>
          <table:table-cell office:value-type="float" office:value="383185">
            <text:p>383185</text:p>
          </table:table-cell>
          <table:table-cell office:value-type="float" office:value="64098">
            <text:p>64098</text:p>
          </table:table-cell>
          <table:table-cell office:value-type="float" office:value="121684">
            <text:p>121684</text:p>
          </table:table-cell>
          <table:table-cell table:number-columns-repeated="3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7894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3.36">
            <text:p>3.36</text:p>
          </table:table-cell>
          <table:table-cell office:value-type="float" office:value="171764">
            <text:p>171764</text:p>
          </table:table-cell>
          <table:table-cell office:value-type="float" office:value="880331">
            <text:p>880331</text:p>
          </table:table-cell>
          <table:table-cell office:value-type="float" office:value="160977">
            <text:p>160977</text:p>
          </table:table-cell>
          <table:table-cell office:value-type="float" office:value="175116">
            <text:p>175116</text:p>
          </table:table-cell>
          <table:table-cell table:number-columns-repeated="3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3026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3.18">
            <text:p>3.18</text:p>
          </table:table-cell>
          <table:table-cell office:value-type="float" office:value="164352">
            <text:p>164352</text:p>
          </table:table-cell>
          <table:table-cell office:value-type="float" office:value="856967">
            <text:p>856967</text:p>
          </table:table-cell>
          <table:table-cell office:value-type="float" office:value="155119">
            <text:p>155119</text:p>
          </table:table-cell>
          <table:table-cell office:value-type="float" office:value="173976">
            <text:p>173976</text:p>
          </table:table-cell>
          <table:table-cell table:number-columns-repeated="3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3863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0.4">
            <text:p>0.4</text:p>
          </table:table-cell>
          <table:table-cell office:value-type="float" office:value="24237">
            <text:p>24237</text:p>
          </table:table-cell>
          <table:table-cell office:value-type="float" office:value="152405">
            <text:p>152405</text:p>
          </table:table-cell>
          <table:table-cell office:value-type="float" office:value="23969">
            <text:p>23969</text:p>
          </table:table-cell>
          <table:table-cell office:value-type="float" office:value="113040">
            <text:p>113040</text:p>
          </table:table-cell>
          <table:table-cell table:number-columns-repeated="3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8296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0.14">
            <text:p>0.14</text:p>
          </table:table-cell>
          <table:table-cell office:value-type="float" office:value="9189">
            <text:p>9189</text:p>
          </table:table-cell>
          <table:table-cell office:value-type="float" office:value="58284">
            <text:p>58284</text:p>
          </table:table-cell>
          <table:table-cell office:value-type="float" office:value="9119">
            <text:p>9119</text:p>
          </table:table-cell>
          <table:table-cell office:value-type="float" office:value="45580">
            <text:p>45580</text:p>
          </table:table-cell>
          <table:table-cell table:number-columns-repeated="3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6741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5.38">
            <text:p>5.38</text:p>
          </table:table-cell>
          <table:table-cell office:value-type="float" office:value="244351">
            <text:p>244351</text:p>
          </table:table-cell>
          <table:table-cell office:value-type="float" office:value="1169961">
            <text:p>1169961</text:p>
          </table:table-cell>
          <table:table-cell office:value-type="float" office:value="222324">
            <text:p>222324</text:p>
          </table:table-cell>
          <table:table-cell office:value-type="float" office:value="220268">
            <text:p>220268</text:p>
          </table:table-cell>
          <table:table-cell table:number-columns-repeated="3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1016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8.56">
            <text:p>8.56</text:p>
          </table:table-cell>
          <table:table-cell office:value-type="float" office:value="370640">
            <text:p>370640</text:p>
          </table:table-cell>
          <table:table-cell office:value-type="float" office:value="1587639">
            <text:p>1587639</text:p>
          </table:table-cell>
          <table:table-cell office:value-type="float" office:value="317307">
            <text:p>317307</text:p>
          </table:table-cell>
          <table:table-cell office:value-type="float" office:value="235460">
            <text:p>235460</text:p>
          </table:table-cell>
          <table:table-cell table:number-columns-repeated="3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6289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5.58">
            <text:p>5.58</text:p>
          </table:table-cell>
          <table:table-cell office:value-type="float" office:value="255967">
            <text:p>255967</text:p>
          </table:table-cell>
          <table:table-cell office:value-type="float" office:value="1204928">
            <text:p>1204928</text:p>
          </table:table-cell>
          <table:table-cell office:value-type="float" office:value="231224">
            <text:p>231224</text:p>
          </table:table-cell>
          <table:table-cell office:value-type="float" office:value="228512">
            <text:p>228512</text:p>
          </table:table-cell>
          <table:table-cell table:number-columns-repeated="3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0199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2.21">
            <text:p>2.21</text:p>
          </table:table-cell>
          <table:table-cell office:value-type="float" office:value="116598">
            <text:p>116598</text:p>
          </table:table-cell>
          <table:table-cell office:value-type="float" office:value="638461">
            <text:p>638461</text:p>
          </table:table-cell>
          <table:table-cell office:value-type="float" office:value="111196">
            <text:p>111196</text:p>
          </table:table-cell>
          <table:table-cell office:value-type="float" office:value="168116">
            <text:p>168116</text:p>
          </table:table-cell>
          <table:table-cell table:number-columns-repeated="3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3180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6.8">
            <text:p>6.8</text:p>
          </table:table-cell>
          <table:table-cell office:value-type="float" office:value="301930">
            <text:p>301930</text:p>
          </table:table-cell>
          <table:table-cell office:value-type="float" office:value="1369936">
            <text:p>1369936</text:p>
          </table:table-cell>
          <table:table-cell office:value-type="float" office:value="267369">
            <text:p>267369</text:p>
          </table:table-cell>
          <table:table-cell office:value-type="float" office:value="229652">
            <text:p>229652</text:p>
          </table:table-cell>
          <table:table-cell table:number-columns-repeated="3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7802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3.15">
            <text:p>3.15</text:p>
          </table:table-cell>
          <table:table-cell office:value-type="float" office:value="161197">
            <text:p>161197</text:p>
          </table:table-cell>
          <table:table-cell office:value-type="float" office:value="837186">
            <text:p>837186</text:p>
          </table:table-cell>
          <table:table-cell office:value-type="float" office:value="151756">
            <text:p>151756</text:p>
          </table:table-cell>
          <table:table-cell office:value-type="float" office:value="174108">
            <text:p>174108</text:p>
          </table:table-cell>
          <table:table-cell table:number-columns-repeated="3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7894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0.55">
            <text:p>0.55</text:p>
          </table:table-cell>
          <table:table-cell office:value-type="float" office:value="35957">
            <text:p>35957</text:p>
          </table:table-cell>
          <table:table-cell office:value-type="float" office:value="219907">
            <text:p>219907</text:p>
          </table:table-cell>
          <table:table-cell office:value-type="float" office:value="35471">
            <text:p>35471</text:p>
          </table:table-cell>
          <table:table-cell office:value-type="float" office:value="113408">
            <text:p>113408</text:p>
          </table:table-cell>
          <table:table-cell table:number-columns-repeated="3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3026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6.63">
            <text:p>6.63</text:p>
          </table:table-cell>
          <table:table-cell office:value-type="float" office:value="296710">
            <text:p>296710</text:p>
          </table:table-cell>
          <table:table-cell office:value-type="float" office:value="1347544">
            <text:p>1347544</text:p>
          </table:table-cell>
          <table:table-cell office:value-type="float" office:value="262617">
            <text:p>262617</text:p>
          </table:table-cell>
          <table:table-cell office:value-type="float" office:value="228376">
            <text:p>228376</text:p>
          </table:table-cell>
          <table:table-cell table:number-columns-repeated="3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3863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1.23">
            <text:p>1.23</text:p>
          </table:table-cell>
          <table:table-cell office:value-type="float" office:value="73835">
            <text:p>73835</text:p>
          </table:table-cell>
          <table:table-cell office:value-type="float" office:value="430701">
            <text:p>430701</text:p>
          </table:table-cell>
          <table:table-cell office:value-type="float" office:value="71827">
            <text:p>71827</text:p>
          </table:table-cell>
          <table:table-cell office:value-type="float" office:value="121824">
            <text:p>121824</text:p>
          </table:table-cell>
          <table:table-cell table:number-columns-repeated="3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8296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0.34">
            <text:p>0.34</text:p>
          </table:table-cell>
          <table:table-cell office:value-type="float" office:value="20851">
            <text:p>20851</text:p>
          </table:table-cell>
          <table:table-cell office:value-type="float" office:value="128693">
            <text:p>128693</text:p>
          </table:table-cell>
          <table:table-cell office:value-type="float" office:value="20643">
            <text:p>20643</text:p>
          </table:table-cell>
          <table:table-cell office:value-type="float" office:value="72980">
            <text:p>72980</text:p>
          </table:table-cell>
          <table:table-cell table:number-columns-repeated="3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6741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5.35">
            <text:p>5.35</text:p>
          </table:table-cell>
          <table:table-cell office:value-type="float" office:value="243364">
            <text:p>243364</text:p>
          </table:table-cell>
          <table:table-cell office:value-type="float" office:value="1163854">
            <text:p>1163854</text:p>
          </table:table-cell>
          <table:table-cell office:value-type="float" office:value="220712">
            <text:p>220712</text:p>
          </table:table-cell>
          <table:table-cell office:value-type="float" office:value="219636">
            <text:p>219636</text:p>
          </table:table-cell>
          <table:table-cell table:number-columns-repeated="3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1016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0.41">
            <text:p>0.41</text:p>
          </table:table-cell>
          <table:table-cell office:value-type="float" office:value="25974">
            <text:p>25974</text:p>
          </table:table-cell>
          <table:table-cell office:value-type="float" office:value="160851">
            <text:p>160851</text:p>
          </table:table-cell>
          <table:table-cell office:value-type="float" office:value="25703">
            <text:p>25703</text:p>
          </table:table-cell>
          <table:table-cell office:value-type="float" office:value="113408">
            <text:p>113408</text:p>
          </table:table-cell>
          <table:table-cell table:number-columns-repeated="3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6289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8.49">
            <text:p>8.49</text:p>
          </table:table-cell>
          <table:table-cell office:value-type="float" office:value="371491">
            <text:p>371491</text:p>
          </table:table-cell>
          <table:table-cell office:value-type="float" office:value="1587893">
            <text:p>1587893</text:p>
          </table:table-cell>
          <table:table-cell office:value-type="float" office:value="316856">
            <text:p>316856</text:p>
          </table:table-cell>
          <table:table-cell office:value-type="float" office:value="234844">
            <text:p>234844</text:p>
          </table:table-cell>
          <table:table-cell table:number-columns-repeated="3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0199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8.6">
            <text:p>8.6</text:p>
          </table:table-cell>
          <table:table-cell office:value-type="float" office:value="372937">
            <text:p>372937</text:p>
          </table:table-cell>
          <table:table-cell office:value-type="float" office:value="1597328">
            <text:p>1597328</text:p>
          </table:table-cell>
          <table:table-cell office:value-type="float" office:value="319232">
            <text:p>319232</text:p>
          </table:table-cell>
          <table:table-cell office:value-type="float" office:value="234980">
            <text:p>234980</text:p>
          </table:table-cell>
          <table:table-cell table:number-columns-repeated="3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3180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7.22">
            <text:p>7.22</text:p>
          </table:table-cell>
          <table:table-cell office:value-type="float" office:value="317624">
            <text:p>317624</text:p>
          </table:table-cell>
          <table:table-cell office:value-type="float" office:value="1427414">
            <text:p>1427414</text:p>
          </table:table-cell>
          <table:table-cell office:value-type="float" office:value="280441">
            <text:p>280441</text:p>
          </table:table-cell>
          <table:table-cell office:value-type="float" office:value="229916">
            <text:p>229916</text:p>
          </table:table-cell>
          <table:table-cell table:number-columns-repeated="3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7802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13.58">
            <text:p>13.58</text:p>
          </table:table-cell>
          <table:table-cell office:value-type="float" office:value="577445">
            <text:p>577445</text:p>
          </table:table-cell>
          <table:table-cell office:value-type="float" office:value="2108328">
            <text:p>2108328</text:p>
          </table:table-cell>
          <table:table-cell office:value-type="float" office:value="439306">
            <text:p>439306</text:p>
          </table:table-cell>
          <table:table-cell office:value-type="float" office:value="329972">
            <text:p>329972</text:p>
          </table:table-cell>
          <table:table-cell table:number-columns-repeated="3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7894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19.23">
            <text:p>19.23</text:p>
          </table:table-cell>
          <table:table-cell office:value-type="float" office:value="790538">
            <text:p>790538</text:p>
          </table:table-cell>
          <table:table-cell office:value-type="float" office:value="2445618">
            <text:p>2445618</text:p>
          </table:table-cell>
          <table:table-cell office:value-type="float" office:value="501011">
            <text:p>501011</text:p>
          </table:table-cell>
          <table:table-cell office:value-type="float" office:value="344812">
            <text:p>344812</text:p>
          </table:table-cell>
          <table:table-cell table:number-columns-repeated="3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3026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6.31">
            <text:p>6.31</text:p>
          </table:table-cell>
          <table:table-cell office:value-type="float" office:value="283220">
            <text:p>283220</text:p>
          </table:table-cell>
          <table:table-cell office:value-type="float" office:value="1304679">
            <text:p>1304679</text:p>
          </table:table-cell>
          <table:table-cell office:value-type="float" office:value="252703">
            <text:p>252703</text:p>
          </table:table-cell>
          <table:table-cell office:value-type="float" office:value="228904">
            <text:p>228904</text:p>
          </table:table-cell>
          <table:table-cell table:number-columns-repeated="3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3863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2.19">
            <text:p>2.19</text:p>
          </table:table-cell>
          <table:table-cell office:value-type="float" office:value="114748">
            <text:p>114748</text:p>
          </table:table-cell>
          <table:table-cell office:value-type="float" office:value="633714">
            <text:p>633714</text:p>
          </table:table-cell>
          <table:table-cell office:value-type="float" office:value="110071">
            <text:p>110071</text:p>
          </table:table-cell>
          <table:table-cell office:value-type="float" office:value="168132">
            <text:p>168132</text:p>
          </table:table-cell>
          <table:table-cell table:number-columns-repeated="3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8296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0.13">
            <text:p>0.13</text:p>
          </table:table-cell>
          <table:table-cell office:value-type="float" office:value="6337">
            <text:p>6337</text:p>
          </table:table-cell>
          <table:table-cell office:value-type="float" office:value="40175">
            <text:p>40175</text:p>
          </table:table-cell>
          <table:table-cell office:value-type="float" office:value="6321">
            <text:p>6321</text:p>
          </table:table-cell>
          <table:table-cell office:value-type="float" office:value="42812">
            <text:p>42812</text:p>
          </table:table-cell>
          <table:table-cell table:number-columns-repeated="3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6741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1.39">
            <text:p>1.39</text:p>
          </table:table-cell>
          <table:table-cell office:value-type="float" office:value="83651">
            <text:p>83651</text:p>
          </table:table-cell>
          <table:table-cell office:value-type="float" office:value="478861">
            <text:p>478861</text:p>
          </table:table-cell>
          <table:table-cell office:value-type="float" office:value="81114">
            <text:p>81114</text:p>
          </table:table-cell>
          <table:table-cell office:value-type="float" office:value="121072">
            <text:p>121072</text:p>
          </table:table-cell>
          <table:table-cell table:number-columns-repeated="3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1016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7.04">
            <text:p>7.04</text:p>
          </table:table-cell>
          <table:table-cell office:value-type="float" office:value="311455">
            <text:p>311455</text:p>
          </table:table-cell>
          <table:table-cell office:value-type="float" office:value="1410332">
            <text:p>1410332</text:p>
          </table:table-cell>
          <table:table-cell office:value-type="float" office:value="276139">
            <text:p>276139</text:p>
          </table:table-cell>
          <table:table-cell office:value-type="float" office:value="228776">
            <text:p>228776</text:p>
          </table:table-cell>
          <table:table-cell table:number-columns-repeated="3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6289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5.18">
            <text:p>5.18</text:p>
          </table:table-cell>
          <table:table-cell office:value-type="float" office:value="237752">
            <text:p>237752</text:p>
          </table:table-cell>
          <table:table-cell office:value-type="float" office:value="1140924">
            <text:p>1140924</text:p>
          </table:table-cell>
          <table:table-cell office:value-type="float" office:value="216058">
            <text:p>216058</text:p>
          </table:table-cell>
          <table:table-cell office:value-type="float" office:value="220664">
            <text:p>220664</text:p>
          </table:table-cell>
          <table:table-cell table:number-columns-repeated="3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0199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8.86">
            <text:p>8.86</text:p>
          </table:table-cell>
          <table:table-cell office:value-type="float" office:value="385731">
            <text:p>385731</text:p>
          </table:table-cell>
          <table:table-cell office:value-type="float" office:value="1631416">
            <text:p>1631416</text:p>
          </table:table-cell>
          <table:table-cell office:value-type="float" office:value="327702">
            <text:p>327702</text:p>
          </table:table-cell>
          <table:table-cell office:value-type="float" office:value="235112">
            <text:p>235112</text:p>
          </table:table-cell>
          <table:table-cell table:number-columns-repeated="3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3180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6.76">
            <text:p>6.76</text:p>
          </table:table-cell>
          <table:table-cell office:value-type="float" office:value="301560">
            <text:p>301560</text:p>
          </table:table-cell>
          <table:table-cell office:value-type="float" office:value="1367439">
            <text:p>1367439</text:p>
          </table:table-cell>
          <table:table-cell office:value-type="float" office:value="267389">
            <text:p>267389</text:p>
          </table:table-cell>
          <table:table-cell office:value-type="float" office:value="228908">
            <text:p>228908</text:p>
          </table:table-cell>
          <table:table-cell table:number-columns-repeated="3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7802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18.11">
            <text:p>18.11</text:p>
          </table:table-cell>
          <table:table-cell office:value-type="float" office:value="749384">
            <text:p>749384</text:p>
          </table:table-cell>
          <table:table-cell office:value-type="float" office:value="2394201">
            <text:p>2394201</text:p>
          </table:table-cell>
          <table:table-cell office:value-type="float" office:value="495222">
            <text:p>495222</text:p>
          </table:table-cell>
          <table:table-cell office:value-type="float" office:value="344812">
            <text:p>344812</text:p>
          </table:table-cell>
          <table:table-cell table:number-columns-repeated="3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7894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19.29">
            <text:p>19.29</text:p>
          </table:table-cell>
          <table:table-cell office:value-type="float" office:value="799390">
            <text:p>799390</text:p>
          </table:table-cell>
          <table:table-cell office:value-type="float" office:value="2452572">
            <text:p>2452572</text:p>
          </table:table-cell>
          <table:table-cell office:value-type="float" office:value="499511">
            <text:p>499511</text:p>
          </table:table-cell>
          <table:table-cell office:value-type="float" office:value="346784">
            <text:p>346784</text:p>
          </table:table-cell>
          <table:table-cell table:number-columns-repeated="3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3026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6.29">
            <text:p>6.29</text:p>
          </table:table-cell>
          <table:table-cell office:value-type="float" office:value="282397">
            <text:p>282397</text:p>
          </table:table-cell>
          <table:table-cell office:value-type="float" office:value="1304896">
            <text:p>1304896</text:p>
          </table:table-cell>
          <table:table-cell office:value-type="float" office:value="253407">
            <text:p>253407</text:p>
          </table:table-cell>
          <table:table-cell office:value-type="float" office:value="229928">
            <text:p>229928</text:p>
          </table:table-cell>
          <table:table-cell table:number-columns-repeated="3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3863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1.02">
            <text:p>1.02</text:p>
          </table:table-cell>
          <table:table-cell office:value-type="float" office:value="60421">
            <text:p>60421</text:p>
          </table:table-cell>
          <table:table-cell office:value-type="float" office:value="362438">
            <text:p>362438</text:p>
          </table:table-cell>
          <table:table-cell office:value-type="float" office:value="59187">
            <text:p>59187</text:p>
          </table:table-cell>
          <table:table-cell office:value-type="float" office:value="120676">
            <text:p>120676</text:p>
          </table:table-cell>
          <table:table-cell table:number-columns-repeated="3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8296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18.05">
            <text:p>18.05</text:p>
          </table:table-cell>
          <table:table-cell office:value-type="float" office:value="739019">
            <text:p>739019</text:p>
          </table:table-cell>
          <table:table-cell office:value-type="float" office:value="2379382">
            <text:p>2379382</text:p>
          </table:table-cell>
          <table:table-cell office:value-type="float" office:value="491721">
            <text:p>491721</text:p>
          </table:table-cell>
          <table:table-cell office:value-type="float" office:value="343392">
            <text:p>343392</text:p>
          </table:table-cell>
          <table:table-cell table:number-columns-repeated="3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6741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0.27">
            <text:p>0.27</text:p>
          </table:table-cell>
          <table:table-cell office:value-type="float" office:value="18089">
            <text:p>18089</text:p>
          </table:table-cell>
          <table:table-cell office:value-type="float" office:value="111556">
            <text:p>111556</text:p>
          </table:table-cell>
          <table:table-cell office:value-type="float" office:value="17916">
            <text:p>17916</text:p>
          </table:table-cell>
          <table:table-cell office:value-type="float" office:value="72448">
            <text:p>72448</text:p>
          </table:table-cell>
          <table:table-cell table:number-columns-repeated="3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1016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3.25">
            <text:p>3.25</text:p>
          </table:table-cell>
          <table:table-cell office:value-type="float" office:value="167728">
            <text:p>167728</text:p>
          </table:table-cell>
          <table:table-cell office:value-type="float" office:value="865800">
            <text:p>865800</text:p>
          </table:table-cell>
          <table:table-cell office:value-type="float" office:value="157707">
            <text:p>157707</text:p>
          </table:table-cell>
          <table:table-cell office:value-type="float" office:value="174372">
            <text:p>174372</text:p>
          </table:table-cell>
          <table:table-cell table:number-columns-repeated="3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6289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2.8">
            <text:p>2.8</text:p>
          </table:table-cell>
          <table:table-cell office:value-type="float" office:value="147014">
            <text:p>147014</text:p>
          </table:table-cell>
          <table:table-cell office:value-type="float" office:value="777912">
            <text:p>777912</text:p>
          </table:table-cell>
          <table:table-cell office:value-type="float" office:value="139278">
            <text:p>139278</text:p>
          </table:table-cell>
          <table:table-cell office:value-type="float" office:value="167376">
            <text:p>167376</text:p>
          </table:table-cell>
          <table:table-cell table:number-columns-repeated="3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0199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1.83">
            <text:p>1.83</text:p>
          </table:table-cell>
          <table:table-cell office:value-type="float" office:value="96396">
            <text:p>96396</text:p>
          </table:table-cell>
          <table:table-cell office:value-type="float" office:value="544198">
            <text:p>544198</text:p>
          </table:table-cell>
          <table:table-cell office:value-type="float" office:value="93094">
            <text:p>93094</text:p>
          </table:table-cell>
          <table:table-cell office:value-type="float" office:value="166980">
            <text:p>166980</text:p>
          </table:table-cell>
          <table:table-cell table:number-columns-repeated="3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3180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4.22">
            <text:p>4.22</text:p>
          </table:table-cell>
          <table:table-cell office:value-type="float" office:value="210089">
            <text:p>210089</text:p>
          </table:table-cell>
          <table:table-cell office:value-type="float" office:value="1036132">
            <text:p>1036132</text:p>
          </table:table-cell>
          <table:table-cell office:value-type="float" office:value="193441">
            <text:p>193441</text:p>
          </table:table-cell>
          <table:table-cell office:value-type="float" office:value="220524">
            <text:p>220524</text:p>
          </table:table-cell>
          <table:table-cell table:number-columns-repeated="3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7802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9.32">
            <text:p>9.32</text:p>
          </table:table-cell>
          <table:table-cell office:value-type="float" office:value="400783">
            <text:p>400783</text:p>
          </table:table-cell>
          <table:table-cell office:value-type="float" office:value="1684698">
            <text:p>1684698</text:p>
          </table:table-cell>
          <table:table-cell office:value-type="float" office:value="339310">
            <text:p>339310</text:p>
          </table:table-cell>
          <table:table-cell office:value-type="float" office:value="279980">
            <text:p>279980</text:p>
          </table:table-cell>
          <table:table-cell table:number-columns-repeated="3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7894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8.93">
            <text:p>8.93</text:p>
          </table:table-cell>
          <table:table-cell office:value-type="float" office:value="388724">
            <text:p>388724</text:p>
          </table:table-cell>
          <table:table-cell office:value-type="float" office:value="1639357">
            <text:p>1639357</text:p>
          </table:table-cell>
          <table:table-cell office:value-type="float" office:value="328747">
            <text:p>328747</text:p>
          </table:table-cell>
          <table:table-cell office:value-type="float" office:value="236264">
            <text:p>236264</text:p>
          </table:table-cell>
          <table:table-cell table:number-columns-repeated="3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3026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3.71">
            <text:p>3.71</text:p>
          </table:table-cell>
          <table:table-cell office:value-type="float" office:value="187737">
            <text:p>187737</text:p>
          </table:table-cell>
          <table:table-cell office:value-type="float" office:value="954458">
            <text:p>954458</text:p>
          </table:table-cell>
          <table:table-cell office:value-type="float" office:value="174819">
            <text:p>174819</text:p>
          </table:table-cell>
          <table:table-cell office:value-type="float" office:value="175248">
            <text:p>175248</text:p>
          </table:table-cell>
          <table:table-cell table:number-columns-repeated="3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3863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9.18">
            <text:p>9.18</text:p>
          </table:table-cell>
          <table:table-cell office:value-type="float" office:value="394192">
            <text:p>394192</text:p>
          </table:table-cell>
          <table:table-cell office:value-type="float" office:value="1654944">
            <text:p>1654944</text:p>
          </table:table-cell>
          <table:table-cell office:value-type="float" office:value="333181">
            <text:p>333181</text:p>
          </table:table-cell>
          <table:table-cell office:value-type="float" office:value="279324">
            <text:p>279324</text:p>
          </table:table-cell>
          <table:table-cell table:number-columns-repeated="3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8296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12.24">
            <text:p>12.24</text:p>
          </table:table-cell>
          <table:table-cell office:value-type="float" office:value="520474">
            <text:p>520474</text:p>
          </table:table-cell>
          <table:table-cell office:value-type="float" office:value="1982987">
            <text:p>1982987</text:p>
          </table:table-cell>
          <table:table-cell office:value-type="float" office:value="409983">
            <text:p>409983</text:p>
          </table:table-cell>
          <table:table-cell office:value-type="float" office:value="286016">
            <text:p>286016</text:p>
          </table:table-cell>
          <table:table-cell table:number-columns-repeated="3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6741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2.41">
            <text:p>2.41</text:p>
          </table:table-cell>
          <table:table-cell office:value-type="float" office:value="127544">
            <text:p>127544</text:p>
          </table:table-cell>
          <table:table-cell office:value-type="float" office:value="687497">
            <text:p>687497</text:p>
          </table:table-cell>
          <table:table-cell office:value-type="float" office:value="121530">
            <text:p>121530</text:p>
          </table:table-cell>
          <table:table-cell office:value-type="float" office:value="168516">
            <text:p>168516</text:p>
          </table:table-cell>
          <table:table-cell table:number-columns-repeated="3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1016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6.24">
            <text:p>6.24</text:p>
          </table:table-cell>
          <table:table-cell office:value-type="float" office:value="279382">
            <text:p>279382</text:p>
          </table:table-cell>
          <table:table-cell office:value-type="float" office:value="1293505">
            <text:p>1293505</text:p>
          </table:table-cell>
          <table:table-cell office:value-type="float" office:value="249853">
            <text:p>249853</text:p>
          </table:table-cell>
          <table:table-cell office:value-type="float" office:value="228644">
            <text:p>228644</text:p>
          </table:table-cell>
          <table:table-cell table:number-columns-repeated="3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6289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2.64">
            <text:p>2.64</text:p>
          </table:table-cell>
          <table:table-cell office:value-type="float" office:value="137707">
            <text:p>137707</text:p>
          </table:table-cell>
          <table:table-cell office:value-type="float" office:value="737611">
            <text:p>737611</text:p>
          </table:table-cell>
          <table:table-cell office:value-type="float" office:value="130954">
            <text:p>130954</text:p>
          </table:table-cell>
          <table:table-cell office:value-type="float" office:value="168260">
            <text:p>168260</text:p>
          </table:table-cell>
          <table:table-cell table:number-columns-repeated="3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0199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11.94">
            <text:p>11.94</text:p>
          </table:table-cell>
          <table:table-cell office:value-type="float" office:value="507841">
            <text:p>507841</text:p>
          </table:table-cell>
          <table:table-cell office:value-type="float" office:value="1959380">
            <text:p>1959380</text:p>
          </table:table-cell>
          <table:table-cell office:value-type="float" office:value="404782">
            <text:p>404782</text:p>
          </table:table-cell>
          <table:table-cell office:value-type="float" office:value="286420">
            <text:p>286420</text:p>
          </table:table-cell>
          <table:table-cell table:number-columns-repeated="3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3180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7.1">
            <text:p>7.1</text:p>
          </table:table-cell>
          <table:table-cell office:value-type="float" office:value="314454">
            <text:p>314454</text:p>
          </table:table-cell>
          <table:table-cell office:value-type="float" office:value="1413384">
            <text:p>1413384</text:p>
          </table:table-cell>
          <table:table-cell office:value-type="float" office:value="277521">
            <text:p>277521</text:p>
          </table:table-cell>
          <table:table-cell office:value-type="float" office:value="229792">
            <text:p>229792</text:p>
          </table:table-cell>
          <table:table-cell table:number-columns-repeated="3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7802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10.43">
            <text:p>10.43</text:p>
          </table:table-cell>
          <table:table-cell office:value-type="float" office:value="446119">
            <text:p>446119</text:p>
          </table:table-cell>
          <table:table-cell office:value-type="float" office:value="1798471">
            <text:p>1798471</text:p>
          </table:table-cell>
          <table:table-cell office:value-type="float" office:value="366264">
            <text:p>366264</text:p>
          </table:table-cell>
          <table:table-cell office:value-type="float" office:value="279852">
            <text:p>279852</text:p>
          </table:table-cell>
          <table:table-cell table:number-columns-repeated="3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7894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0.08">
            <text:p>0.08</text:p>
          </table:table-cell>
          <table:table-cell office:value-type="float" office:value="3173">
            <text:p>3173</text:p>
          </table:table-cell>
          <table:table-cell office:value-type="float" office:value="20452">
            <text:p>20452</text:p>
          </table:table-cell>
          <table:table-cell office:value-type="float" office:value="3173">
            <text:p>3173</text:p>
          </table:table-cell>
          <table:table-cell office:value-type="float" office:value="45088">
            <text:p>45088</text:p>
          </table:table-cell>
          <table:table-cell table:number-columns-repeated="3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3026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3.11">
            <text:p>3.11</text:p>
          </table:table-cell>
          <table:table-cell office:value-type="float" office:value="156960">
            <text:p>156960</text:p>
          </table:table-cell>
          <table:table-cell office:value-type="float" office:value="825521">
            <text:p>825521</text:p>
          </table:table-cell>
          <table:table-cell office:value-type="float" office:value="148089">
            <text:p>148089</text:p>
          </table:table-cell>
          <table:table-cell office:value-type="float" office:value="173184">
            <text:p>173184</text:p>
          </table:table-cell>
          <table:table-cell table:number-columns-repeated="3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3863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1.89">
            <text:p>1.89</text:p>
          </table:table-cell>
          <table:table-cell office:value-type="float" office:value="99998">
            <text:p>99998</text:p>
          </table:table-cell>
          <table:table-cell office:value-type="float" office:value="559991">
            <text:p>559991</text:p>
          </table:table-cell>
          <table:table-cell office:value-type="float" office:value="96335">
            <text:p>96335</text:p>
          </table:table-cell>
          <table:table-cell office:value-type="float" office:value="167240">
            <text:p>167240</text:p>
          </table:table-cell>
          <table:table-cell table:number-columns-repeated="3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8296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0.14">
            <text:p>0.14</text:p>
          </table:table-cell>
          <table:table-cell office:value-type="float" office:value="7353">
            <text:p>7353</text:p>
          </table:table-cell>
          <table:table-cell office:value-type="float" office:value="47094">
            <text:p>47094</text:p>
          </table:table-cell>
          <table:table-cell office:value-type="float" office:value="7289">
            <text:p>7289</text:p>
          </table:table-cell>
          <table:table-cell office:value-type="float" office:value="45088">
            <text:p>45088</text:p>
          </table:table-cell>
          <table:table-cell table:number-columns-repeated="3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6741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0.34">
            <text:p>0.34</text:p>
          </table:table-cell>
          <table:table-cell office:value-type="float" office:value="20496">
            <text:p>20496</text:p>
          </table:table-cell>
          <table:table-cell office:value-type="float" office:value="129437">
            <text:p>129437</text:p>
          </table:table-cell>
          <table:table-cell office:value-type="float" office:value="20274">
            <text:p>20274</text:p>
          </table:table-cell>
          <table:table-cell office:value-type="float" office:value="74988">
            <text:p>74988</text:p>
          </table:table-cell>
          <table:table-cell table:number-columns-repeated="3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1016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8.79">
            <text:p>8.79</text:p>
          </table:table-cell>
          <table:table-cell office:value-type="float" office:value="380435">
            <text:p>380435</text:p>
          </table:table-cell>
          <table:table-cell office:value-type="float" office:value="1612400">
            <text:p>1612400</text:p>
          </table:table-cell>
          <table:table-cell office:value-type="float" office:value="324167">
            <text:p>324167</text:p>
          </table:table-cell>
          <table:table-cell office:value-type="float" office:value="235732">
            <text:p>235732</text:p>
          </table:table-cell>
          <table:table-cell table:number-columns-repeated="3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6289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8.08">
            <text:p>8.08</text:p>
          </table:table-cell>
          <table:table-cell office:value-type="float" office:value="347482">
            <text:p>347482</text:p>
          </table:table-cell>
          <table:table-cell office:value-type="float" office:value="1523658">
            <text:p>1523658</text:p>
          </table:table-cell>
          <table:table-cell office:value-type="float" office:value="302778">
            <text:p>302778</text:p>
          </table:table-cell>
          <table:table-cell office:value-type="float" office:value="234584">
            <text:p>234584</text:p>
          </table:table-cell>
          <table:table-cell table:number-columns-repeated="3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0199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1.02">
            <text:p>1.02</text:p>
          </table:table-cell>
          <table:table-cell office:value-type="float" office:value="61005">
            <text:p>61005</text:p>
          </table:table-cell>
          <table:table-cell office:value-type="float" office:value="360864">
            <text:p>360864</text:p>
          </table:table-cell>
          <table:table-cell office:value-type="float" office:value="59608">
            <text:p>59608</text:p>
          </table:table-cell>
          <table:table-cell office:value-type="float" office:value="120672">
            <text:p>120672</text:p>
          </table:table-cell>
          <table:table-cell table:number-columns-repeated="3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3180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5.81">
            <text:p>5.81</text:p>
          </table:table-cell>
          <table:table-cell office:value-type="float" office:value="264037">
            <text:p>264037</text:p>
          </table:table-cell>
          <table:table-cell office:value-type="float" office:value="1230818">
            <text:p>1230818</text:p>
          </table:table-cell>
          <table:table-cell office:value-type="float" office:value="236199">
            <text:p>236199</text:p>
          </table:table-cell>
          <table:table-cell office:value-type="float" office:value="228904">
            <text:p>228904</text:p>
          </table:table-cell>
          <table:table-cell table:number-columns-repeated="3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7802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23.36">
            <text:p>23.36</text:p>
          </table:table-cell>
          <table:table-cell office:value-type="float" office:value="970847">
            <text:p>970847</text:p>
          </table:table-cell>
          <table:table-cell office:value-type="float" office:value="2480823">
            <text:p>2480823</text:p>
          </table:table-cell>
          <table:table-cell office:value-type="float" office:value="429432">
            <text:p>429432</text:p>
          </table:table-cell>
          <table:table-cell office:value-type="float" office:value="346788">
            <text:p>346788</text:p>
          </table:table-cell>
          <table:table-cell table:number-columns-repeated="3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7894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0.15">
            <text:p>0.15</text:p>
          </table:table-cell>
          <table:table-cell office:value-type="float" office:value="8582">
            <text:p>8582</text:p>
          </table:table-cell>
          <table:table-cell office:value-type="float" office:value="54222">
            <text:p>54222</text:p>
          </table:table-cell>
          <table:table-cell office:value-type="float" office:value="8541">
            <text:p>8541</text:p>
          </table:table-cell>
          <table:table-cell office:value-type="float" office:value="45088">
            <text:p>45088</text:p>
          </table:table-cell>
          <table:table-cell table:number-columns-repeated="3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3026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3.65">
            <text:p>3.65</text:p>
          </table:table-cell>
          <table:table-cell office:value-type="float" office:value="185513">
            <text:p>185513</text:p>
          </table:table-cell>
          <table:table-cell office:value-type="float" office:value="936922">
            <text:p>936922</text:p>
          </table:table-cell>
          <table:table-cell office:value-type="float" office:value="172369">
            <text:p>172369</text:p>
          </table:table-cell>
          <table:table-cell office:value-type="float" office:value="174852">
            <text:p>174852</text:p>
          </table:table-cell>
          <table:table-cell table:number-columns-repeated="3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3863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40.44">
            <text:p>40.44</text:p>
          </table:table-cell>
          <table:table-cell office:value-type="float" office:value="1594881">
            <text:p>1594881</text:p>
          </table:table-cell>
          <table:table-cell office:value-type="float" office:value="2527557">
            <text:p>2527557</text:p>
          </table:table-cell>
          <table:table-cell office:value-type="float" office:value="224549">
            <text:p>224549</text:p>
          </table:table-cell>
          <table:table-cell office:value-type="float" office:value="384832">
            <text:p>384832</text:p>
          </table:table-cell>
          <table:table-cell table:number-columns-repeated="3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8296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0.08">
            <text:p>0.08</text:p>
          </table:table-cell>
          <table:table-cell office:value-type="float" office:value="2546">
            <text:p>2546</text:p>
          </table:table-cell>
          <table:table-cell office:value-type="float" office:value="16100">
            <text:p>16100</text:p>
          </table:table-cell>
          <table:table-cell office:value-type="float" office:value="2543">
            <text:p>2543</text:p>
          </table:table-cell>
          <table:table-cell office:value-type="float" office:value="45412">
            <text:p>45412</text:p>
          </table:table-cell>
          <table:table-cell table:number-columns-repeated="3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6741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15.38">
            <text:p>15.38</text:p>
          </table:table-cell>
          <table:table-cell office:value-type="float" office:value="622481">
            <text:p>622481</text:p>
          </table:table-cell>
          <table:table-cell office:value-type="float" office:value="2202616">
            <text:p>2202616</text:p>
          </table:table-cell>
          <table:table-cell office:value-type="float" office:value="460044">
            <text:p>460044</text:p>
          </table:table-cell>
          <table:table-cell office:value-type="float" office:value="340616">
            <text:p>340616</text:p>
          </table:table-cell>
          <table:table-cell table:number-columns-repeated="3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1016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8.17">
            <text:p>8.17</text:p>
          </table:table-cell>
          <table:table-cell office:value-type="float" office:value="358542">
            <text:p>358542</text:p>
          </table:table-cell>
          <table:table-cell office:value-type="float" office:value="1544768">
            <text:p>1544768</text:p>
          </table:table-cell>
          <table:table-cell office:value-type="float" office:value="308305">
            <text:p>308305</text:p>
          </table:table-cell>
          <table:table-cell office:value-type="float" office:value="234848">
            <text:p>234848</text:p>
          </table:table-cell>
          <table:table-cell table:number-columns-repeated="3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6289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6.15">
            <text:p>6.15</text:p>
          </table:table-cell>
          <table:table-cell office:value-type="float" office:value="277298">
            <text:p>277298</text:p>
          </table:table-cell>
          <table:table-cell office:value-type="float" office:value="1287768">
            <text:p>1287768</text:p>
          </table:table-cell>
          <table:table-cell office:value-type="float" office:value="248692">
            <text:p>248692</text:p>
          </table:table-cell>
          <table:table-cell office:value-type="float" office:value="230060">
            <text:p>230060</text:p>
          </table:table-cell>
          <table:table-cell table:number-columns-repeated="3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0199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4.86">
            <text:p>4.86</text:p>
          </table:table-cell>
          <table:table-cell office:value-type="float" office:value="224675">
            <text:p>224675</text:p>
          </table:table-cell>
          <table:table-cell office:value-type="float" office:value="1092376">
            <text:p>1092376</text:p>
          </table:table-cell>
          <table:table-cell office:value-type="float" office:value="205618">
            <text:p>205618</text:p>
          </table:table-cell>
          <table:table-cell office:value-type="float" office:value="220792">
            <text:p>220792</text:p>
          </table:table-cell>
          <table:table-cell table:number-columns-repeated="3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3180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6.98">
            <text:p>6.98</text:p>
          </table:table-cell>
          <table:table-cell office:value-type="float" office:value="312215">
            <text:p>312215</text:p>
          </table:table-cell>
          <table:table-cell office:value-type="float" office:value="1405673">
            <text:p>1405673</text:p>
          </table:table-cell>
          <table:table-cell office:value-type="float" office:value="275091">
            <text:p>275091</text:p>
          </table:table-cell>
          <table:table-cell office:value-type="float" office:value="230064">
            <text:p>230064</text:p>
          </table:table-cell>
          <table:table-cell table:number-columns-repeated="3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7802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0.12">
            <text:p>0.12</text:p>
          </table:table-cell>
          <table:table-cell office:value-type="float" office:value="6344">
            <text:p>6344</text:p>
          </table:table-cell>
          <table:table-cell office:value-type="float" office:value="39648">
            <text:p>39648</text:p>
          </table:table-cell>
          <table:table-cell office:value-type="float" office:value="6282">
            <text:p>6282</text:p>
          </table:table-cell>
          <table:table-cell office:value-type="float" office:value="45088">
            <text:p>45088</text:p>
          </table:table-cell>
          <table:table-cell table:number-columns-repeated="3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7894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3.76">
            <text:p>3.76</text:p>
          </table:table-cell>
          <table:table-cell office:value-type="float" office:value="191727">
            <text:p>191727</text:p>
          </table:table-cell>
          <table:table-cell office:value-type="float" office:value="967471">
            <text:p>967471</text:p>
          </table:table-cell>
          <table:table-cell office:value-type="float" office:value="178623">
            <text:p>178623</text:p>
          </table:table-cell>
          <table:table-cell office:value-type="float" office:value="174368">
            <text:p>174368</text:p>
          </table:table-cell>
          <table:table-cell table:number-columns-repeated="3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3026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4.83">
            <text:p>4.83</text:p>
          </table:table-cell>
          <table:table-cell office:value-type="float" office:value="221117">
            <text:p>221117</text:p>
          </table:table-cell>
          <table:table-cell office:value-type="float" office:value="1089594">
            <text:p>1089594</text:p>
          </table:table-cell>
          <table:table-cell office:value-type="float" office:value="204229">
            <text:p>204229</text:p>
          </table:table-cell>
          <table:table-cell office:value-type="float" office:value="219640">
            <text:p>219640</text:p>
          </table:table-cell>
          <table:table-cell table:number-columns-repeated="3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3863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4.94">
            <text:p>4.94</text:p>
          </table:table-cell>
          <table:table-cell office:value-type="float" office:value="228320">
            <text:p>228320</text:p>
          </table:table-cell>
          <table:table-cell office:value-type="float" office:value="1106247">
            <text:p>1106247</text:p>
          </table:table-cell>
          <table:table-cell office:value-type="float" office:value="208655">
            <text:p>208655</text:p>
          </table:table-cell>
          <table:table-cell office:value-type="float" office:value="219772">
            <text:p>219772</text:p>
          </table:table-cell>
          <table:table-cell table:number-columns-repeated="3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8296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0.14">
            <text:p>0.14</text:p>
          </table:table-cell>
          <table:table-cell office:value-type="float" office:value="8464">
            <text:p>8464</text:p>
          </table:table-cell>
          <table:table-cell office:value-type="float" office:value="55313">
            <text:p>55313</text:p>
          </table:table-cell>
          <table:table-cell office:value-type="float" office:value="8431">
            <text:p>8431</text:p>
          </table:table-cell>
          <table:table-cell office:value-type="float" office:value="44936">
            <text:p>44936</text:p>
          </table:table-cell>
          <table:table-cell table:number-columns-repeated="3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6741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0.07">
            <text:p>0.07</text:p>
          </table:table-cell>
          <table:table-cell office:value-type="float" office:value="2109">
            <text:p>2109</text:p>
          </table:table-cell>
          <table:table-cell office:value-type="float" office:value="12826">
            <text:p>12826</text:p>
          </table:table-cell>
          <table:table-cell office:value-type="float" office:value="2100">
            <text:p>2100</text:p>
          </table:table-cell>
          <table:table-cell office:value-type="float" office:value="45088">
            <text:p>45088</text:p>
          </table:table-cell>
          <table:table-cell table:number-columns-repeated="3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1016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5.49">
            <text:p>5.49</text:p>
          </table:table-cell>
          <table:table-cell office:value-type="float" office:value="251960">
            <text:p>251960</text:p>
          </table:table-cell>
          <table:table-cell office:value-type="float" office:value="1194241">
            <text:p>1194241</text:p>
          </table:table-cell>
          <table:table-cell office:value-type="float" office:value="227967">
            <text:p>227967</text:p>
          </table:table-cell>
          <table:table-cell office:value-type="float" office:value="219636">
            <text:p>219636</text:p>
          </table:table-cell>
          <table:table-cell table:number-columns-repeated="3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6289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5.95">
            <text:p>5.95</text:p>
          </table:table-cell>
          <table:table-cell office:value-type="float" office:value="268830">
            <text:p>268830</text:p>
          </table:table-cell>
          <table:table-cell office:value-type="float" office:value="1258276">
            <text:p>1258276</text:p>
          </table:table-cell>
          <table:table-cell office:value-type="float" office:value="242734">
            <text:p>242734</text:p>
          </table:table-cell>
          <table:table-cell office:value-type="float" office:value="229040">
            <text:p>229040</text:p>
          </table:table-cell>
          <table:table-cell table:number-columns-repeated="3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0199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0.59">
            <text:p>0.59</text:p>
          </table:table-cell>
          <table:table-cell office:value-type="float" office:value="38903">
            <text:p>38903</text:p>
          </table:table-cell>
          <table:table-cell office:value-type="float" office:value="236687">
            <text:p>236687</text:p>
          </table:table-cell>
          <table:table-cell office:value-type="float" office:value="38370">
            <text:p>38370</text:p>
          </table:table-cell>
          <table:table-cell office:value-type="float" office:value="114200">
            <text:p>114200</text:p>
          </table:table-cell>
          <table:table-cell table:number-columns-repeated="3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3180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7.8">
            <text:p>7.8</text:p>
          </table:table-cell>
          <table:table-cell office:value-type="float" office:value="344734">
            <text:p>344734</text:p>
          </table:table-cell>
          <table:table-cell office:value-type="float" office:value="1502475">
            <text:p>1502475</text:p>
          </table:table-cell>
          <table:table-cell office:value-type="float" office:value="298069">
            <text:p>298069</text:p>
          </table:table-cell>
          <table:table-cell office:value-type="float" office:value="235240">
            <text:p>235240</text:p>
          </table:table-cell>
          <table:table-cell table:number-columns-repeated="3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7802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15.52">
            <text:p>15.52</text:p>
          </table:table-cell>
          <table:table-cell office:value-type="float" office:value="631553">
            <text:p>631553</text:p>
          </table:table-cell>
          <table:table-cell office:value-type="float" office:value="2218486">
            <text:p>2218486</text:p>
          </table:table-cell>
          <table:table-cell office:value-type="float" office:value="462748">
            <text:p>462748</text:p>
          </table:table-cell>
          <table:table-cell office:value-type="float" office:value="340752">
            <text:p>340752</text:p>
          </table:table-cell>
          <table:table-cell table:number-columns-repeated="3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7894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0.41">
            <text:p>0.41</text:p>
          </table:table-cell>
          <table:table-cell office:value-type="float" office:value="25768">
            <text:p>25768</text:p>
          </table:table-cell>
          <table:table-cell office:value-type="float" office:value="161650">
            <text:p>161650</text:p>
          </table:table-cell>
          <table:table-cell office:value-type="float" office:value="25473">
            <text:p>25473</text:p>
          </table:table-cell>
          <table:table-cell office:value-type="float" office:value="114316">
            <text:p>114316</text:p>
          </table:table-cell>
          <table:table-cell table:number-columns-repeated="3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3026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2.8">
            <text:p>2.8</text:p>
          </table:table-cell>
          <table:table-cell office:value-type="float" office:value="144361">
            <text:p>144361</text:p>
          </table:table-cell>
          <table:table-cell office:value-type="float" office:value="775575">
            <text:p>775575</text:p>
          </table:table-cell>
          <table:table-cell office:value-type="float" office:value="137403">
            <text:p>137403</text:p>
          </table:table-cell>
          <table:table-cell office:value-type="float" office:value="168392">
            <text:p>168392</text:p>
          </table:table-cell>
          <table:table-cell table:number-columns-repeated="3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3863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2.05">
            <text:p>2.05</text:p>
          </table:table-cell>
          <table:table-cell office:value-type="float" office:value="107910">
            <text:p>107910</text:p>
          </table:table-cell>
          <table:table-cell office:value-type="float" office:value="604223">
            <text:p>604223</text:p>
          </table:table-cell>
          <table:table-cell office:value-type="float" office:value="103951">
            <text:p>103951</text:p>
          </table:table-cell>
          <table:table-cell office:value-type="float" office:value="167240">
            <text:p>167240</text:p>
          </table:table-cell>
          <table:table-cell table:number-columns-repeated="3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8296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29.87">
            <text:p>29.87</text:p>
          </table:table-cell>
          <table:table-cell office:value-type="float" office:value="1206028">
            <text:p>1206028</text:p>
          </table:table-cell>
          <table:table-cell office:value-type="float" office:value="2503061">
            <text:p>2503061</text:p>
          </table:table-cell>
          <table:table-cell office:value-type="float" office:value="346099">
            <text:p>346099</text:p>
          </table:table-cell>
          <table:table-cell office:value-type="float" office:value="385856">
            <text:p>385856</text:p>
          </table:table-cell>
          <table:table-cell table:number-columns-repeated="3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6741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1.57">
            <text:p>1.57</text:p>
          </table:table-cell>
          <table:table-cell office:value-type="float" office:value="90704">
            <text:p>90704</text:p>
          </table:table-cell>
          <table:table-cell office:value-type="float" office:value="518031">
            <text:p>518031</text:p>
          </table:table-cell>
          <table:table-cell office:value-type="float" office:value="87496">
            <text:p>87496</text:p>
          </table:table-cell>
          <table:table-cell office:value-type="float" office:value="120804">
            <text:p>120804</text:p>
          </table:table-cell>
          <table:table-cell table:number-columns-repeated="3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non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5-20">05/20/2011</text:date>, <text:time>11:46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homas Nielsen</meta:initial-creator>
    <meta:creation-date>2011-05-20T11:44:21</meta:creation-date>
    <dc:date>2011-05-20T11:46:50</dc:date>
    <dc:creator>Thomas Nielsen</dc:creator>
    <meta:editing-duration>PT00H02M30S</meta:editing-duration>
    <meta:editing-cycles>1</meta:editing-cycles>
    <meta:document-statistic meta:table-count="3" meta:cell-count="1806" meta:object-count="0"/>
    <meta:generator>OpenOffice.org/3.2$Linux OpenOffice.org_project/320m19$Build-9505</meta:generator>
  </office:meta>
</office:document-meta>
</file>